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09cm"/>
    </style:style>
    <style:style style:name="co2" style:family="table-column">
      <style:table-column-properties fo:break-before="auto" style:column-width="3.45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5.953cm"/>
    </style:style>
    <style:style style:name="co6" style:family="table-column">
      <style:table-column-properties fo:break-before="auto" style:column-width="6.902cm"/>
    </style:style>
    <style:style style:name="co7" style:family="table-column">
      <style:table-column-properties fo:break-before="auto" style:column-width="4.4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5"/>
        <table:table-column table:style-name="co4" table:default-cell-style-name="ce19"/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8" table:default-cell-style-name="ce23"/>
        <table:table-row table:style-name="ro1">
          <table:table-cell table:style-name="Default" office:value-type="string" calcext:value-type="string">
            <text:p>Tableau d'aide.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Récapitulatif Genome/taille/orientation/…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style-name="ce1" table:number-columns-repeated="6"/>
          <table:table-cell/>
          <table:table-cell table:style-name="Default"/>
        </table:table-row>
        <table:table-row table:style-name="ro1">
          <table:table-cell table:style-name="ce1"/>
          <table:table-cell table:style-name="ce6" office:value-type="string" calcext:value-type="string">
            <text:p>GenBank_seq</text:p>
          </table:table-cell>
          <table:table-cell table:style-name="ce15" office:value-type="string" calcext:value-type="string">
            <text:p>Size (bp)</text:p>
          </table:table-cell>
          <table:table-cell table:style-name="ce15" office:value-type="string" calcext:value-type="string">
            <text:p>Direction </text:p>
          </table:table-cell>
          <table:table-cell table:style-name="ce15" office:value-type="string" calcext:value-type="string">
            <text:p>GI</text:p>
          </table:table-cell>
          <table:table-cell table:style-name="ce15" office:value-type="string" calcext:value-type="string">
            <text:p>Ref_seqc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Shiina</text:p>
          </table:table-cell>
          <table:table-cell table:style-name="ce7" office:value-type="string" calcext:value-type="string">
            <text:p>AB268588.1</text:p>
          </table:table-cell>
          <table:table-cell table:style-name="ce7" office:value-type="float" office:value="241833" calcext:value-type="float">
            <text:p>241833</text:p>
          </table:table-cell>
          <table:table-cell table:style-name="ce7" office:value-type="string" calcext:value-type="string">
            <text:p>ref</text:p>
          </table:table-cell>
          <table:table-cell table:style-name="ce8" office:value-type="float" office:value="148356948" calcext:value-type="float">
            <text:p>148356948</text:p>
          </table:table-cell>
          <table:table-cell table:style-name="ce7"/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Galgal 2</text:p>
          </table:table-cell>
          <table:table-cell table:style-name="ce8" office:value-type="string" calcext:value-type="string">
            <text:p>CM000108,1</text:p>
          </table:table-cell>
          <table:table-cell table:style-name="ce7" office:value-type="float" office:value="239457" calcext:value-type="float">
            <text:p>239457</text:p>
          </table:table-cell>
          <table:table-cell table:style-name="ce7" office:value-type="string" calcext:value-type="string">
            <text:p>?</text:p>
          </table:table-cell>
          <table:table-cell table:style-name="ce8" office:value-type="float" office:value="56791795" calcext:value-type="float">
            <text:p>56791795</text:p>
          </table:table-cell>
          <table:table-cell table:style-name="ce7"/>
          <table:table-cell table:style-name="ce22"/>
          <table:table-cell table:style-name="Default"/>
        </table:table-row>
        <table:table-row table:style-name="ro2">
          <table:table-cell table:style-name="ce2" office:value-type="string" calcext:value-type="string">
            <text:p>Galgal 3 (ou 2.1)</text:p>
          </table:table-cell>
          <table:table-cell table:style-name="ce7" office:value-type="string" calcext:value-type="string">
            <text:p>CM000108.2</text:p>
          </table:table-cell>
          <table:table-cell table:style-name="ce8" office:value-type="float" office:value="432983" calcext:value-type="float">
            <text:p>432983</text:p>
          </table:table-cell>
          <table:table-cell table:style-name="ce7" office:value-type="string" calcext:value-type="string">
            <text:p>plus/minus</text:p>
          </table:table-cell>
          <table:table-cell table:style-name="ce8" office:value-type="float" office:value="117306100" calcext:value-type="float">
            <text:p>117306100</text:p>
          </table:table-cell>
          <table:table-cell table:style-name="ce7" office:value-type="string" calcext:value-type="string">
            <text:p>NC_006103.2</text:p>
          </table:table-cell>
          <table:table-cell table:style-name="ce22"/>
          <table:table-cell table:style-name="Default"/>
        </table:table-row>
        <table:table-row table:style-name="ro2">
          <table:table-cell table:style-name="ce2" office:value-type="string" calcext:value-type="string">
            <text:p>Galgal 4</text:p>
          </table:table-cell>
          <table:table-cell table:style-name="ce7" office:value-type="string" calcext:value-type="string">
            <text:p>CM000108.3</text:p>
          </table:table-cell>
          <table:table-cell table:style-name="ce8" office:value-type="float" office:value="535270" calcext:value-type="float">
            <text:p>535270</text:p>
          </table:table-cell>
          <table:table-cell table:style-name="ce7" office:value-type="string" calcext:value-type="string">
            <text:p>plus/minus</text:p>
          </table:table-cell>
          <table:table-cell table:style-name="ce8" office:value-type="float" office:value="357973815" calcext:value-type="float">
            <text:p>357973815</text:p>
          </table:table-cell>
          <table:table-cell table:style-name="ce8" office:value-type="string" calcext:value-type="string">
            <text:p>NC_006103.3</text:p>
          </table:table-cell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Galgal 5</text:p>
          </table:table-cell>
          <table:table-cell table:style-name="ce7" office:value-type="string" calcext:value-type="string">
            <text:p>CM000108.4</text:p>
          </table:table-cell>
          <table:table-cell table:style-name="ce8" office:value-type="float" office:value="652338" calcext:value-type="float">
            <text:p>652338</text:p>
          </table:table-cell>
          <table:table-cell table:style-name="ce7" office:value-type="string" calcext:value-type="string">
            <text:p>plus/minus</text:p>
          </table:table-cell>
          <table:table-cell table:style-name="ce8" office:value-type="float" office:value="964052603" calcext:value-type="float">
            <text:p>964052603</text:p>
          </table:table-cell>
          <table:table-cell table:style-name="ce8" office:value-type="string" calcext:value-type="string">
            <text:p>NC_006103.4</text:p>
          </table:table-cell>
          <table:table-cell/>
          <table:table-cell table:style-name="Default"/>
        </table:table-row>
        <table:table-row table:style-name="ro1" table:number-rows-repeated="4">
          <table:table-cell table:style-name="ce1" table:number-columns-repeated="6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 office:value-type="string" calcext:value-type="string">
            <text:p>SNP_Name</text:p>
          </table:table-cell>
          <table:table-cell table:style-name="ce9" office:value-type="string" calcext:value-type="string">
            <text:p>Position_16(galGal2)</text:p>
          </table:table-cell>
          <table:table-cell table:style-name="ce16" office:value-type="string" calcext:value-type="string">
            <text:p>Position_Shiina</text:p>
          </table:table-cell>
          <table:table-cell table:style-name="ce9" office:value-type="string" calcext:value-type="string">
            <text:p>Position_16(galGal4)</text:p>
          </table:table-cell>
          <table:table-cell table:style-name="ce20" office:value-type="string" calcext:value-type="string">
            <text:p>comments</text:p>
          </table:table-cell>
          <table:table-cell table:style-name="ce9" office:value-type="string" calcext:value-type="string">
            <text:p>Position_16(galGal5)</text:p>
          </table:table-cell>
          <table:table-cell table:style-name="ce20" office:value-type="string" calcext:value-type="string">
            <text:p>comments</text:p>
          </table:table-cell>
          <table:table-cell table:style-name="ce3" office:value-type="string" calcext:value-type="string">
            <text:p>Sequence</text:p>
          </table:table-cell>
        </table:table-row>
        <table:table-row table:style-name="ro3">
          <table:table-cell office:value-type="string" calcext:value-type="string">
            <text:p>SNP2</text:p>
          </table:table-cell>
          <table:table-cell office:value-type="float" office:value="187231" calcext:value-type="float">
            <text:p>187231</text:p>
          </table:table-cell>
          <table:table-cell office:value-type="float" office:value="26622" calcext:value-type="float">
            <text:p>26622</text:p>
          </table:table-cell>
          <table:table-cell table:style-name="ce18" office:value-type="float" office:value="221162" calcext:value-type="float">
            <text:p>221162</text:p>
          </table:table-cell>
          <table:table-cell table:style-name="ce20" office:value-type="string" calcext:value-type="string">
            <text:p>4SNP dans seq_flank gauche</text:p>
          </table:table-cell>
          <table:table-cell office:value-type="float" office:value="236181" calcext:value-type="float">
            <text:p>236181</text:p>
          </table:table-cell>
          <table:table-cell/>
          <table:table-cell office:value-type="string" calcext:value-type="string">
            <text:p>TTGGGTGTTTTGACCCAAAACCTATTCATGGTGAAGACACCTTTGGAGGAACTGATGCAGTCGGGTGGGGACACACAGAGGGATTCACCCCACATTTCCC[G/A]TCCCATGGGGAGAGCTGCTCCATGACCACGAGGTGGTTGCTTGGGGACGTTGGTTGGTTGGGGACGTCGGTCCCCATGGATGCCTTCCAGGGCCAAAAAT</text:p>
          </table:table-cell>
        </table:table-row>
        <table:table-row table:style-name="ro1">
          <table:table-cell office:value-type="string" calcext:value-type="string">
            <text:p>SNP5</text:p>
          </table:table-cell>
          <table:table-cell office:value-type="float" office:value="182731" calcext:value-type="float">
            <text:p>182731</text:p>
          </table:table-cell>
          <table:table-cell office:value-type="float" office:value="30246" calcext:value-type="float">
            <text:p>30246</text:p>
          </table:table-cell>
          <table:table-cell office:value-type="float" office:value="217424" calcext:value-type="float">
            <text:p>217424</text:p>
          </table:table-cell>
          <table:table-cell/>
          <table:table-cell office:value-type="float" office:value="232557" calcext:value-type="float">
            <text:p>232557</text:p>
          </table:table-cell>
          <table:table-cell/>
          <table:table-cell office:value-type="string" calcext:value-type="string">
            <text:p>AAATGATAACCAAACATATTTGCAAAGGGAATGGTTGAAGGACGGTTTGGTTGTGTTGCTCTTTTGGGGAGCTGTCACCTATGGCTGCCTTCCAACACCC[C/T]GGACCCTACAACACATCCTGAAAGCATCCCAGACCCAAAGATAAACCACCCTGGACCCTACACAGCACATCCAGGCTCTGTGCTTGAGGCAAGAAGGGAC</text:p>
          </table:table-cell>
        </table:table-row>
        <table:table-row table:style-name="ro3">
          <table:table-cell office:value-type="string" calcext:value-type="string">
            <text:p>SNP7</text:p>
          </table:table-cell>
          <table:table-cell office:value-type="float" office:value="176233" calcext:value-type="float">
            <text:p>176233</text:p>
          </table:table-cell>
          <table:table-cell office:value-type="float" office:value="36338" calcext:value-type="float">
            <text:p>36338</text:p>
          </table:table-cell>
          <table:table-cell office:value-type="float" office:value="211331" calcext:value-type="float">
            <text:p>211331</text:p>
          </table:table-cell>
          <table:table-cell office:value-type="string" calcext:value-type="string">
            <text:p>pas de similarité avec seq flanq 5'/ 97%d'identite</text:p>
          </table:table-cell>
          <table:table-cell office:value-type="float" office:value="226466" calcext:value-type="float">
            <text:p>226466</text:p>
          </table:table-cell>
          <table:table-cell/>
          <table:table-cell office:value-type="string" calcext:value-type="string">
            <text:p>AGCTGAGCAGTTGAGAGCCGGGTGTAAAAAAAGGGGAAACAAAGAGGGAATAAAAAAATAGAACCAGTCTGAATTCCCTGCAGCAGCACAGCTGTGAATG[C/A]AAGGCGAGTTCCAGCCCTGCACAAACCATTTGGGATCAGCTTTCAGCTCCCGGCCCCAGAAGGAACTGCACAGAGACACCGTGTTAAGTTCGTTAAGGGC</text:p>
          </table:table-cell>
        </table:table-row>
        <table:table-row table:style-name="ro3">
          <table:table-cell office:value-type="string" calcext:value-type="string">
            <text:p>SNP8</text:p>
          </table:table-cell>
          <table:table-cell office:value-type="float" office:value="172967" calcext:value-type="float">
            <text:p>172967</text:p>
          </table:table-cell>
          <table:table-cell office:value-type="float" office:value="43262" calcext:value-type="float">
            <text:p>43262</text:p>
          </table:table-cell>
          <table:table-cell office:value-type="float" office:value="204660" calcext:value-type="float">
            <text:p>204660</text:p>
          </table:table-cell>
          <table:table-cell/>
          <table:table-cell office:value-type="float" office:value="219729" calcext:value-type="float">
            <text:p>219729</text:p>
          </table:table-cell>
          <table:table-cell/>
          <table:table-cell office:value-type="string" calcext:value-type="string">
            <text:p>GCTTTGCGTGGAGCTCCCATCACGACCGGCATCGGCTCACCCACACGGGTGAGAAACCCTTTTCTTGTGCCCAATGTGGGAAAGGCTTCGGGCGCAGCTC[G/A]CACCGCAACCGGCACCAGCGTGCCCATATGGAGAGGCACCCCGGTCAGCCCGAGCGGGGCACGCAGCCGTGCCCATAGCACGGGGTGAGGGGACACAGCC</text:p>
          </table:table-cell>
        </table:table-row>
        <table:table-row table:style-name="ro3">
          <table:table-cell office:value-type="string" calcext:value-type="string">
            <text:p>SNP11</text:p>
          </table:table-cell>
          <table:table-cell office:value-type="float" office:value="171577" calcext:value-type="float">
            <text:p>171577</text:p>
          </table:table-cell>
          <table:table-cell office:value-type="float" office:value="49108" calcext:value-type="float">
            <text:p>49108</text:p>
          </table:table-cell>
          <table:table-cell office:value-type="float" office:value="198789" calcext:value-type="float">
            <text:p>198789</text:p>
          </table:table-cell>
          <table:table-cell/>
          <table:table-cell office:value-type="float" office:value="213880" calcext:value-type="float">
            <text:p>213880</text:p>
          </table:table-cell>
          <table:table-cell/>
          <table:table-cell office:value-type="string" calcext:value-type="string">
            <text:p>CCTTTAGGAAAGCCACCATCAGAGCTTTGGCCTCGCGGGACAGGAGCCTGCCGTCCTGCCTGAGCATCTTGCTGGGGTCGAAGGAAGGGCTGGAGGACCT[C/T]TTCTTCTGCCGCTGTTTGGGTCTTGGCTTGGTCTTCCCATGGAACTTCACCTTCTTGGCCGGGGGTCTCCTGCTCGGAGTCTTCTGACGCGTCCTTTTCT</text:p>
          </table:table-cell>
        </table:table-row>
        <table:table-row table:style-name="ro3">
          <table:table-cell office:value-type="string" calcext:value-type="string">
            <text:p>SNP13</text:p>
          </table:table-cell>
          <table:table-cell office:value-type="float" office:value="164922" calcext:value-type="float">
            <text:p>164922</text:p>
          </table:table-cell>
          <table:table-cell office:value-type="float" office:value="55763" calcext:value-type="float">
            <text:p>55763</text:p>
          </table:table-cell>
          <table:table-cell office:value-type="float" office:value="192134" calcext:value-type="float">
            <text:p>192134</text:p>
          </table:table-cell>
          <table:table-cell/>
          <table:table-cell office:value-type="float" office:value="206593" calcext:value-type="float">
            <text:p>206593</text:p>
          </table:table-cell>
          <table:table-cell/>
          <table:table-cell office:value-type="string" calcext:value-type="string">
            <text:p>GGATTTTGATATCTTCTCTAACGGGGAGAGGTAAGACGTCATCCCATGGGGAGAGGTACGACCTTTCCTATAAGAGAGAACCTCGCTTTGAGCTGCCCTA[C/T]GAAAATGCAGCAGGATAGGAAATATTGGTGTTTTGATATCAGAGTGGGATACCTTCTCTCAAAGGGTCGCTGATCTCTCCAGGAGAGATCTTACAACTCA</text:p>
          </table:table-cell>
        </table:table-row>
        <table:table-row table:style-name="ro3">
          <table:table-cell office:value-type="string" calcext:value-type="string">
            <text:p>SNP15</text:p>
          </table:table-cell>
          <table:table-cell office:value-type="float" office:value="161670" calcext:value-type="float">
            <text:p>161670</text:p>
          </table:table-cell>
          <table:table-cell office:value-type="float" office:value="59015" calcext:value-type="float">
            <text:p>59015</text:p>
          </table:table-cell>
          <table:table-cell office:value-type="float" office:value="188882" calcext:value-type="float">
            <text:p>188882</text:p>
          </table:table-cell>
          <table:table-cell table:style-name="ce21"/>
          <table:table-cell office:value-type="float" office:value="203341" calcext:value-type="float">
            <text:p>203341</text:p>
          </table:table-cell>
          <table:table-cell/>
          <table:table-cell office:value-type="string" calcext:value-type="string">
            <text:p>CTCCTCTCCCCCCTTTCAGAAAGGGAAAAGGGAGAGAGAAAAGCAGAGCCTTCCACCCCATATCCGGATGCGCTTTTCTACCTACGGAACCATTCTGCAA[G/C]AAAACGGTGTTTCGGTCCCAAAAGGCAAAATTCGGAGCCTCTCCCCCCCTCCCTCTTCTCATCATTTAATTGTAATTTTTAATTAACCAAAATGAGAGTG</text:p>
          </table:table-cell>
        </table:table-row>
        <table:table-row table:style-name="ro3">
          <table:table-cell office:value-type="string" calcext:value-type="string">
            <text:p>SNP17</text:p>
          </table:table-cell>
          <table:table-cell office:value-type="float" office:value="158974" calcext:value-type="float">
            <text:p>158974</text:p>
          </table:table-cell>
          <table:table-cell office:value-type="float" office:value="61711" calcext:value-type="float">
            <text:p>61711</text:p>
          </table:table-cell>
          <table:table-cell office:value-type="float" office:value="186186" calcext:value-type="float">
            <text:p>186186</text:p>
          </table:table-cell>
          <table:table-cell/>
          <table:table-cell office:value-type="float" office:value="200645" calcext:value-type="float">
            <text:p>200645</text:p>
          </table:table-cell>
          <table:table-cell/>
          <table:table-cell office:value-type="string" calcext:value-type="string">
            <text:p>GAGGAGATGGTTGGCCGAGTCGGGGTCCAGGGTCAGGTCCTCTGTTGGCGACAGCAGTTGTAGAGATAGCAACTCAGTGGTTATTAAGAAACAACAGCAG[G/A]AGGAGGAAAAAGTGGGGGTGCATTTTGGGGTTGTTGAACCCCATCCTAATCTCAATGCCTGAAGAGTCAATGGGGATGGGAACCCAACGGAGGCGTCAGC</text:p>
          </table:table-cell>
        </table:table-row>
        <table:table-row table:style-name="ro3">
          <table:table-cell office:value-type="string" calcext:value-type="string">
            <text:p>SNP18</text:p>
          </table:table-cell>
          <table:table-cell office:value-type="float" office:value="155355" calcext:value-type="float">
            <text:p>155355</text:p>
          </table:table-cell>
          <table:table-cell office:value-type="float" office:value="64656" calcext:value-type="float">
            <text:p>64656</text:p>
          </table:table-cell>
          <table:table-cell office:value-type="float" office:value="183241" calcext:value-type="float">
            <text:p>183241</text:p>
          </table:table-cell>
          <table:table-cell/>
          <table:table-cell table:style-name="Default" office:value-type="float" office:value="197700" calcext:value-type="float">
            <text:p>197700</text:p>
          </table:table-cell>
          <table:table-cell/>
          <table:table-cell office:value-type="string" calcext:value-type="string">
            <text:p>TTTCTATTTTTTGCTAATTTCTCTCGTTGTATCTGTGGGCGACGCGTGCCCCCCAGTTGTGTTGGGACTGCAGTTAATTTGGCTGTAGGAGTGGAGGACG[G/A]TTTCCGTCGTGGAAAAGACAGCGGTGCATTCACCTCCTCCTCCCCCATTGCACAGCCCAGATCTGAAAGCCACGGGGCAGCCTGGGGGGAAATGCTCTGT</text:p>
          </table:table-cell>
        </table:table-row>
        <table:table-row table:style-name="ro3">
          <table:table-cell office:value-type="string" calcext:value-type="string">
            <text:p>SNP25</text:p>
          </table:table-cell>
          <table:table-cell office:value-type="float" office:value="151739" calcext:value-type="float">
            <text:p>151739</text:p>
          </table:table-cell>
          <table:table-cell office:value-type="float" office:value="68273" calcext:value-type="float">
            <text:p>68273</text:p>
          </table:table-cell>
          <table:table-cell office:value-type="float" office:value="179625" calcext:value-type="float">
            <text:p>179625</text:p>
          </table:table-cell>
          <table:table-cell/>
          <table:table-cell office:value-type="float" office:value="194084" calcext:value-type="float">
            <text:p>194084</text:p>
          </table:table-cell>
          <table:table-cell/>
          <table:table-cell office:value-type="string" calcext:value-type="string">
            <text:p>ACTTTCCCTTTTTTTGAGGAGGAAATCTAGAGAGAAAGCAGCAACGAAAATCCCTGCAAGAATTGGCACTTCCCATTGCAAAAAACTGGCACTTCCCACC[G/A]CCGAACCAAGCGACACCACGGGGACACGAGAGGGGACAACGGATACTGAAACAGAGGTGGAAAAGACAGACGGACATCGGATGGGCTGCGCTCCAGGCGG</text:p>
          </table:table-cell>
        </table:table-row>
        <table:table-row table:style-name="ro3">
          <table:table-cell table:style-name="ce5" office:value-type="string" calcext:value-type="string">
            <text:p>SNP27</text:p>
          </table:table-cell>
          <table:table-cell office:value-type="float" office:value="150282" calcext:value-type="float">
            <text:p>150282</text:p>
          </table:table-cell>
          <table:table-cell office:value-type="float" office:value="69730" calcext:value-type="float">
            <text:p>69730</text:p>
          </table:table-cell>
          <table:table-cell table:style-name="Default" office:value-type="float" office:value="178168" calcext:value-type="float">
            <text:p>178168</text:p>
          </table:table-cell>
          <table:table-cell/>
          <table:table-cell office:value-type="float" office:value="192627" calcext:value-type="float">
            <text:p>192627</text:p>
          </table:table-cell>
          <table:table-cell/>
          <table:table-cell table:style-name="ce24" office:value-type="string" calcext:value-type="string">
            <text:p>CAGGAGAGCCCATTTGCGTTCATTGCTGCTCCGTGTTGGTTTGAACCCAGTCCTGGGTTTGCTGGGGCTGTGGCAATGGGATCCCCTCCCCCTAAATATC[C/T]CCATTCTACACCCGACACTGCTTTGAGCCCGGGAATAACACAGAACAAATGACTCAGAGCGTATTACACACATATACCCACACACAGCCCTATAGATGCA</text:p>
          </table:table-cell>
        </table:table-row>
        <table:table-row table:style-name="ro3">
          <table:table-cell office:value-type="string" calcext:value-type="string">
            <text:p>SNP28</text:p>
          </table:table-cell>
          <table:table-cell office:value-type="float" office:value="146769" calcext:value-type="float">
            <text:p>146769</text:p>
          </table:table-cell>
          <table:table-cell office:value-type="float" office:value="73243" calcext:value-type="float">
            <text:p>73243</text:p>
          </table:table-cell>
          <table:table-cell office:value-type="float" office:value="174655" calcext:value-type="float">
            <text:p>174655</text:p>
          </table:table-cell>
          <table:table-cell/>
          <table:table-cell office:value-type="float" office:value="189114" calcext:value-type="float">
            <text:p>189114</text:p>
          </table:table-cell>
          <table:table-cell/>
          <table:table-cell office:value-type="string" calcext:value-type="string">
            <text:p>GAATACCTCTGAGAGCCTTCAATTTCCTAGCTCACGCATAGGAATCCCCCCCAAAAGTGCTCAAAAAATCCATGGATCCTCATAGGTTTAAGCTGTGAGG[T/C]TATGGCCTTCAGTAGTGCCATGTTTAATTAGGGCATGGCGTGTTTAATTAGGGTGTAATTCCAAGAAACTTGTCAGGTTATTTCAGAGCCCTTTGGCTTC</text:p>
          </table:table-cell>
        </table:table-row>
        <table:table-row table:style-name="ro3">
          <table:table-cell office:value-type="string" calcext:value-type="string">
            <text:p>SNP30</text:p>
          </table:table-cell>
          <table:table-cell office:value-type="float" office:value="144947" calcext:value-type="float">
            <text:p>144947</text:p>
          </table:table-cell>
          <table:table-cell office:value-type="float" office:value="75065" calcext:value-type="float">
            <text:p>75065</text:p>
          </table:table-cell>
          <table:table-cell office:value-type="float" office:value="172833" calcext:value-type="float">
            <text:p>172833</text:p>
          </table:table-cell>
          <table:table-cell/>
          <table:table-cell office:value-type="float" office:value="187292" calcext:value-type="float">
            <text:p>187292</text:p>
          </table:table-cell>
          <table:table-cell/>
          <table:table-cell office:value-type="string" calcext:value-type="string">
            <text:p>TTCATCTCAAATAGCCCCAAAGTTCCACCTCTCAGCTGCGATAGGAAGGCGTAAGGAGGCAGAGCGCTGCTATTTCTGCTCCCCTATGGAAGGATGAGCC[T/A]CTCTAATTATTGTAATTACAGCTTTTTACAAAGGGGGTTGGACCCATCCTTGGCAGCCACGGGAATCCTGGAATATAGACCGATTTTTCACTGATTTTTG</text:p>
          </table:table-cell>
        </table:table-row>
        <table:table-row table:style-name="ro3">
          <table:table-cell office:value-type="string" calcext:value-type="string">
            <text:p>SNP31</text:p>
          </table:table-cell>
          <table:table-cell office:value-type="float" office:value="138076" calcext:value-type="float">
            <text:p>138076</text:p>
          </table:table-cell>
          <table:table-cell office:value-type="float" office:value="81752" calcext:value-type="float">
            <text:p>81752</text:p>
          </table:table-cell>
          <table:table-cell office:value-type="float" office:value="166142" calcext:value-type="float">
            <text:p>166142</text:p>
          </table:table-cell>
          <table:table-cell/>
          <table:table-cell office:value-type="float" office:value="180605" calcext:value-type="float">
            <text:p>180605</text:p>
          </table:table-cell>
          <table:table-cell/>
          <table:table-cell office:value-type="string" calcext:value-type="string">
            <text:p>CCAGGGGCTGTGATCTTTGTACCCAAAATGCTGCAGACCTTTGGCCATCAGGGTGTGATACATAGGGATGACTCAGGAAGGGAAAGCACAGTGCCATCAC[T/C]GCGCAGGTACAAACACTTACGAGGAATTCCAGGCTTTTCCCTTCCTCAGCTTCTTTCAGCCCCTGCAGCTTTTCCTTCTTTTCCTTCAGGATCTGCACGT</text:p>
          </table:table-cell>
        </table:table-row>
        <table:table-row table:style-name="ro3">
          <table:table-cell office:value-type="string" calcext:value-type="string">
            <text:p>SNP33</text:p>
          </table:table-cell>
          <table:table-cell office:value-type="float" office:value="134471" calcext:value-type="float">
            <text:p>134471</text:p>
          </table:table-cell>
          <table:table-cell office:value-type="float" office:value="85359" calcext:value-type="float">
            <text:p>85359</text:p>
          </table:table-cell>
          <table:table-cell office:value-type="float" office:value="162537" calcext:value-type="float">
            <text:p>162537</text:p>
          </table:table-cell>
          <table:table-cell/>
          <table:table-cell office:value-type="float" office:value="177000" calcext:value-type="float">
            <text:p>177000</text:p>
          </table:table-cell>
          <table:table-cell/>
          <table:table-cell office:value-type="string" calcext:value-type="string">
            <text:p>GTGATCTGCCGCGAGTCGAGGCTGCACCGGGCTCACGCAATGCTTCCTGTGCAGGATGCTGTCCAGGAATACAAGGTAAAGGCTTCATTTTTGGGCTGGG[C/G]TAATATTGTTTCGGTTGTATTTTTCCTATCTAACCATCACCGTTGAGGTGGGATGTTCCCTCCGTAGCACTGTGGGGTTGCAATGCGTCCCACCCCACAC</text:p>
          </table:table-cell>
        </table:table-row>
        <table:table-row table:style-name="ro3">
          <table:table-cell office:value-type="string" calcext:value-type="string">
            <text:p>SNP39</text:p>
          </table:table-cell>
          <table:table-cell office:value-type="float" office:value="130754" calcext:value-type="float">
            <text:p>130754</text:p>
          </table:table-cell>
          <table:table-cell office:value-type="float" office:value="89076" calcext:value-type="float">
            <text:p>89076</text:p>
          </table:table-cell>
          <table:table-cell office:value-type="float" office:value="158820" calcext:value-type="float">
            <text:p>158820</text:p>
          </table:table-cell>
          <table:table-cell/>
          <table:table-cell office:value-type="float" office:value="173283" calcext:value-type="float">
            <text:p>173283</text:p>
          </table:table-cell>
          <table:table-cell/>
          <table:table-cell office:value-type="string" calcext:value-type="string">
            <text:p>TGGCTGTCCCCTGAGGCTGGAGGATGTGGGGTCACCCTTGTCTGTGTCTCAGGGACACAGCCTCAGCTTGGACCTGACCCCTACCACCCACAGCCACGGA[T/C]GGACCCTCTCCCCAGAGAAGGATGCATGGGAAAAAACAAAGATGAGCCCCCCTTCATCAGCATCAAAAAATGCCACCGTCCCTCCAGCGTAGTCCAAGTG</text:p>
          </table:table-cell>
        </table:table-row>
        <table:table-row table:style-name="ro3">
          <table:table-cell office:value-type="string" calcext:value-type="string">
            <text:p>SNP45</text:p>
          </table:table-cell>
          <table:table-cell office:value-type="float" office:value="127403" calcext:value-type="float">
            <text:p>127403</text:p>
          </table:table-cell>
          <table:table-cell office:value-type="float" office:value="92427" calcext:value-type="float">
            <text:p>92427</text:p>
          </table:table-cell>
          <table:table-cell office:value-type="float" office:value="155469" calcext:value-type="float">
            <text:p>155469</text:p>
          </table:table-cell>
          <table:table-cell/>
          <table:table-cell office:value-type="float" office:value="169932" calcext:value-type="float">
            <text:p>169932</text:p>
          </table:table-cell>
          <table:table-cell/>
          <table:table-cell office:value-type="string" calcext:value-type="string">
            <text:p>CAGATTTTGTCAGCTTCCTTTTAGGATCGAGCCATCGGGAGTGGGGTTAGGGGGTGTATATGGGGAAACCATAAGGAAATAGGGAAGGAGATGCACAGCC[A/G]GATCCTTGTGGGGATGTGGAGGAGCACAAGTGAGGATCTTTGGGATTTGAGTGCTCTCTCAGCCCAGCACTAACACAGAGCACTCACAGCCTTGGCTCTG</text:p>
          </table:table-cell>
        </table:table-row>
        <table:table-row table:style-name="ro3">
          <table:table-cell office:value-type="string" calcext:value-type="string">
            <text:p>SNP47</text:p>
          </table:table-cell>
          <table:table-cell office:value-type="float" office:value="125438" calcext:value-type="float">
            <text:p>125438</text:p>
          </table:table-cell>
          <table:table-cell office:value-type="float" office:value="94392" calcext:value-type="float">
            <text:p>94392</text:p>
          </table:table-cell>
          <table:table-cell office:value-type="float" office:value="153504" calcext:value-type="float">
            <text:p>153504</text:p>
          </table:table-cell>
          <table:table-cell/>
          <table:table-cell office:value-type="float" office:value="167967" calcext:value-type="float">
            <text:p>167967</text:p>
          </table:table-cell>
          <table:table-cell/>
          <table:table-cell office:value-type="string" calcext:value-type="string">
            <text:p>TCTTCAGAGAGATGGAGGTTGGGGTGAGCGGTGGTGGGGTCCATGGTGACGTTGGCTGTGGGACATGAGAGGGAATGGAGGTAGGATTTAGGCTTGGGGG[A/G]AGCTGGAGAGGTTCCTCTTCCTTCCATCCTTTTCTCTGGGTGCTTTTGGACATGGGCTGGTGGTGCTGGTGGTGGTGGGTTGATGATTGGGCTGGGTGGT</text:p>
          </table:table-cell>
        </table:table-row>
        <table:table-row table:style-name="ro3">
          <table:table-cell office:value-type="string" calcext:value-type="string">
            <text:p>SNP48</text:p>
          </table:table-cell>
          <table:table-cell office:value-type="float" office:value="124878" calcext:value-type="float">
            <text:p>124878</text:p>
          </table:table-cell>
          <table:table-cell office:value-type="float" office:value="94952" calcext:value-type="float">
            <text:p>94952</text:p>
          </table:table-cell>
          <table:table-cell office:value-type="float" office:value="152944" calcext:value-type="float">
            <text:p>152944</text:p>
          </table:table-cell>
          <table:table-cell/>
          <table:table-cell office:value-type="float" office:value="167406" calcext:value-type="float">
            <text:p>167406</text:p>
          </table:table-cell>
          <table:table-cell/>
          <table:table-cell office:value-type="string" calcext:value-type="string">
            <text:p>AGGCTGTCTGAAAAGGAGAACAAATTCACAGCATCGGGTTTATGCTTCAGGAAAAGGGGCTGGGAGATGGGGAAGGGAAACCATGGGGGTCTGGGGGCTT[C/T]GCAGTGCAAAAGCTCTGGGTTTACTGCAAGAGCCCCACGACCCTCCCAGACCTGGAGGAGACCCCGACCCCATTCGGTACCTTGGCACTTCTGCAGCGTC</text:p>
          </table:table-cell>
        </table:table-row>
        <table:table-row table:style-name="ro3">
          <table:table-cell office:value-type="string" calcext:value-type="string">
            <text:p>SNP53</text:p>
          </table:table-cell>
          <table:table-cell office:value-type="float" office:value="124231" calcext:value-type="float">
            <text:p>124231</text:p>
          </table:table-cell>
          <table:table-cell office:value-type="float" office:value="95599" calcext:value-type="float">
            <text:p>95599</text:p>
          </table:table-cell>
          <table:table-cell office:value-type="float" office:value="152297" calcext:value-type="float">
            <text:p>152297</text:p>
          </table:table-cell>
          <table:table-cell/>
          <table:table-cell office:value-type="float" office:value="166760" calcext:value-type="float">
            <text:p>166760</text:p>
          </table:table-cell>
          <table:table-cell/>
          <table:table-cell office:value-type="string" calcext:value-type="string">
            <text:p>CAGGGAGCTCCCATGGGGTTGAGTTGGGGTTCTCAGGGTTTGCTCCGTCCCCCCATTTCCCACCACCCCTTTGGGTTCTCACCAGCAGGAATTTGCTGTC[A/G]GGCTGCTGGAATTTGCCCTCCATCTCCCAGATCAGGGTGTCAAGGTGGGACATCTCCTCCATCACCTTCGTCACCGCATCCTCCTGCACTTTGGTGACGG</text:p>
          </table:table-cell>
        </table:table-row>
        <table:table-row table:style-name="ro3">
          <table:table-cell office:value-type="string" calcext:value-type="string">
            <text:p>SNP54</text:p>
          </table:table-cell>
          <table:table-cell office:value-type="float" office:value="123896" calcext:value-type="float">
            <text:p>123896</text:p>
          </table:table-cell>
          <table:table-cell office:value-type="float" office:value="95934" calcext:value-type="float">
            <text:p>95934</text:p>
          </table:table-cell>
          <table:table-cell office:value-type="float" office:value="151962" calcext:value-type="float">
            <text:p>151962</text:p>
          </table:table-cell>
          <table:table-cell/>
          <table:table-cell office:value-type="float" office:value="166425" calcext:value-type="float">
            <text:p>166425</text:p>
          </table:table-cell>
          <table:table-cell/>
          <table:table-cell office:value-type="string" calcext:value-type="string">
            <text:p>CAATGGGGTGGAATAGAGGCAGGAAGACCCCCCCTGGGGTCTCAGGATGCCGTGTTCTGGGGGATATCCAACCAAAACCAGTGGGGATGTAACACCAATG[G/C]CAATGGGAGCACAACACTAATGCCAATGGGAATTTATCACCAGTGCCAATGGGAACTTAACACCAAAAAGCCAAAGATCATCTTGCTGGGCATTTGGGAG</text:p>
          </table:table-cell>
        </table:table-row>
        <table:table-row table:style-name="ro3">
          <table:table-cell office:value-type="string" calcext:value-type="string">
            <text:p>SNP55</text:p>
          </table:table-cell>
          <table:table-cell office:value-type="float" office:value="123060" calcext:value-type="float">
            <text:p>123060</text:p>
          </table:table-cell>
          <table:table-cell office:value-type="float" office:value="96770" calcext:value-type="float">
            <text:p>96770</text:p>
          </table:table-cell>
          <table:table-cell office:value-type="float" office:value="151126" calcext:value-type="float">
            <text:p>151126</text:p>
          </table:table-cell>
          <table:table-cell/>
          <table:table-cell office:value-type="float" office:value="165589" calcext:value-type="float">
            <text:p>165589</text:p>
          </table:table-cell>
          <table:table-cell/>
          <table:table-cell office:value-type="string" calcext:value-type="string">
            <text:p>GACAGCTGCGCAAGGAGGTGTGGAAGGGCAAGATAAGCACTTGGTGAGATTTCCCTCATAAACACCCCAAAACGGCGGCCCTGGGGTGTGTTTCTGTATT[T/A]AAGAGCCCTCAGTGGAATGGTTTTTGCAGGGCTGTGGTCGAAGAGCAAAGCATCAAAGGAAGGAGAGGGCAGTAATGTTGCAAAGGGCTGACGGCGGTGG</text:p>
          </table:table-cell>
        </table:table-row>
        <table:table-row table:style-name="ro3">
          <table:table-cell office:value-type="string" calcext:value-type="string">
            <text:p>SNP56</text:p>
          </table:table-cell>
          <table:table-cell office:value-type="float" office:value="122776" calcext:value-type="float">
            <text:p>122776</text:p>
          </table:table-cell>
          <table:table-cell office:value-type="float" office:value="97054" calcext:value-type="float">
            <text:p>97054</text:p>
          </table:table-cell>
          <table:table-cell office:value-type="float" office:value="150842" calcext:value-type="float">
            <text:p>150842</text:p>
          </table:table-cell>
          <table:table-cell/>
          <table:table-cell office:value-type="float" office:value="165305" calcext:value-type="float">
            <text:p>165305</text:p>
          </table:table-cell>
          <table:table-cell/>
          <table:table-cell office:value-type="string" calcext:value-type="string">
            <text:p>CCGGGTTTTGGGACCGTACCTTGTACTCCTGGGCCGCCTGGTGGGCAGGGAGCACAGCGTGGGAGCGGTGCGCCTGGGACGCGTCGCACTGCGCGCAGAT[G/A]GGCTCTTGGTCCTCTGTGCAGAAGAGCTTCAGAGCCTCGCGGTGCTGCTTGCACCAACCCGAGGAATGCAAACTCAGCTGCCGGGCGATGCTGGCGATAT</text:p>
          </table:table-cell>
        </table:table-row>
        <table:table-row table:style-name="ro3">
          <table:table-cell office:value-type="string" calcext:value-type="string">
            <text:p>SNP57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610" calcext:value-type="float">
            <text:p>100610</text:p>
          </table:table-cell>
          <table:table-cell office:value-type="float" office:value="147286" calcext:value-type="float">
            <text:p>147286</text:p>
          </table:table-cell>
          <table:table-cell/>
          <table:table-cell office:value-type="float" office:value="161749" calcext:value-type="float">
            <text:p>161749</text:p>
          </table:table-cell>
          <table:table-cell/>
          <table:table-cell office:value-type="string" calcext:value-type="string">
            <text:p>GAAGAGTTATGGGAGAGTGGAGGCTTGAAGGGAAAGTGAGGTTGGGATCAAGCTAGGTTTGTCTTGCTGAGCTGGTTGGGTTGGAGGCGTGGGAGGCTGG[G/A]AAACCACACACTGCAATGAGGAGGTGGAAGGGTCTGGGTACCCATTTTCTGCTTAAAAACACCTTCCCAGCACAGTTCCTCAGAGAAAGCAAAAGGGAAG</text:p>
          </table:table-cell>
        </table:table-row>
        <table:table-row table:style-name="ro3">
          <table:table-cell office:value-type="string" calcext:value-type="string">
            <text:p>SNP58</text:p>
          </table:table-cell>
          <table:table-cell office:value-type="float" office:value="119078" calcext:value-type="float">
            <text:p>119078</text:p>
          </table:table-cell>
          <table:table-cell office:value-type="float" office:value="100714" calcext:value-type="float">
            <text:p>100714</text:p>
          </table:table-cell>
          <table:table-cell office:value-type="float" office:value="147182" calcext:value-type="float">
            <text:p>147182</text:p>
          </table:table-cell>
          <table:table-cell/>
          <table:table-cell office:value-type="float" office:value="161645" calcext:value-type="float">
            <text:p>161645</text:p>
          </table:table-cell>
          <table:table-cell/>
          <table:table-cell office:value-type="string" calcext:value-type="string">
            <text:p>CCACACACTGCAATGAGGAGGTGGAAGGGTCTGGGTACCCATTTTCTGCTTAAAAACACCTTCCCAGCACAGTTCCTCAGAGAAAGCAAAAGGGAAGTGG[C/T]GTGAAAGTTGGCTCTGAGGTTCCGTTTTCAGCTCTGCCACCAAATTAGGGACAAAAAGAGGAGATGACAGAGGGGATTGCCCCAGGCAGGGTTTGCTGAG</text:p>
          </table:table-cell>
        </table:table-row>
        <table:table-row table:style-name="ro3">
          <table:table-cell office:value-type="string" calcext:value-type="string">
            <text:p>SNP60</text:p>
          </table:table-cell>
          <table:table-cell office:value-type="float" office:value="118504" calcext:value-type="float">
            <text:p>118504</text:p>
          </table:table-cell>
          <table:table-cell office:value-type="float" office:value="101288" calcext:value-type="float">
            <text:p>101288</text:p>
          </table:table-cell>
          <table:table-cell office:value-type="float" office:value="146608" calcext:value-type="float">
            <text:p>146608</text:p>
          </table:table-cell>
          <table:table-cell/>
          <table:table-cell office:value-type="float" office:value="161071" calcext:value-type="float">
            <text:p>161071</text:p>
          </table:table-cell>
          <table:table-cell/>
          <table:table-cell office:value-type="string" calcext:value-type="string">
            <text:p>TCAGTGTTGAGTGGGAATTGGTGGTTTGGGAGCTGGTATTCCTCATTTGAGTTGAGGATGCTCTACATCTCTAAACCTGTGCAGACTTTGCTCAGTTCTG[T/G]CTGTGGTGCATTCAGGAGATGCGTAAGCTTATGGTGTGTGGTGAAACTGAGAGAAGCATAGCACAGCAGCCCAAAAATGAGCTGATCTCTCACCTCCCCC</text:p>
          </table:table-cell>
        </table:table-row>
        <table:table-row table:style-name="ro3">
          <table:table-cell office:value-type="string" calcext:value-type="string">
            <text:p>SNP61</text:p>
          </table:table-cell>
          <table:table-cell office:value-type="float" office:value="118116" calcext:value-type="float">
            <text:p>118116</text:p>
          </table:table-cell>
          <table:table-cell office:value-type="float" office:value="101676" calcext:value-type="float">
            <text:p>101676</text:p>
          </table:table-cell>
          <table:table-cell office:value-type="float" office:value="146220" calcext:value-type="float">
            <text:p>146220</text:p>
          </table:table-cell>
          <table:table-cell/>
          <table:table-cell office:value-type="float" office:value="160683" calcext:value-type="float">
            <text:p>160683</text:p>
          </table:table-cell>
          <table:table-cell/>
          <table:table-cell office:value-type="string" calcext:value-type="string">
            <text:p>CTGGAGGAGCAGAGTGCAGCCCTTAGCCGCCTTATCACGGAGGCAGAAGATAAGAGCAAGCAGGACGGGCTACAGCTGCTCAAGGTCTTCTTCCATCCCT[T/G]TCCTTGTCTTTATGGCAAAGCGATAGCACGATGGTGGGAATAATGCTCCAGAAAGCTTCTGTGTCATGAGAGAGTGCCTTTAGTTGGTGGGCTGGGTGCT</text:p>
          </table:table-cell>
        </table:table-row>
        <table:table-row table:style-name="ro3">
          <table:table-cell office:value-type="string" calcext:value-type="string">
            <text:p>SNP62</text:p>
          </table:table-cell>
          <table:table-cell office:value-type="float" office:value="116871" calcext:value-type="float">
            <text:p>116871</text:p>
          </table:table-cell>
          <table:table-cell office:value-type="float" office:value="102094" calcext:value-type="float">
            <text:p>102094</text:p>
          </table:table-cell>
          <table:table-cell office:value-type="float" office:value="145801" calcext:value-type="float">
            <text:p>145801</text:p>
          </table:table-cell>
          <table:table-cell/>
          <table:table-cell office:value-type="float" office:value="160266" calcext:value-type="float">
            <text:p>160266</text:p>
          </table:table-cell>
          <table:table-cell/>
          <table:table-cell office:value-type="string" calcext:value-type="string">
            <text:p>TATCAGTCATCCCTAATCCTTTCCTTCTCTTTCCCACCTTGCTGCCTCCTTCCCACAGGACATCAAGGGCACTTTTATCAGGTCAGTGACTTTGTTTGCA[T/C]CTTTTCACTTTGAATAACTTTTCTTTTTTTTAATGTCAAAAAAGCATTTGAGCTTTTGTTTTAAATCCTGTGTGATGGGTACAGTTGGGGCCTGGTAATG</text:p>
          </table:table-cell>
        </table:table-row>
        <table:table-row table:style-name="ro3">
          <table:table-cell office:value-type="string" calcext:value-type="string">
            <text:p>SNP63</text:p>
          </table:table-cell>
          <table:table-cell office:value-type="float" office:value="115935" calcext:value-type="float">
            <text:p>115935</text:p>
          </table:table-cell>
          <table:table-cell office:value-type="float" office:value="103030" calcext:value-type="float">
            <text:p>103030</text:p>
          </table:table-cell>
          <table:table-cell office:value-type="float" office:value="159330" calcext:value-type="float">
            <text:p>159330</text:p>
          </table:table-cell>
          <table:table-cell/>
          <table:table-cell office:value-type="float" office:value="159330" calcext:value-type="float">
            <text:p>159330</text:p>
          </table:table-cell>
          <table:table-cell/>
          <table:table-cell office:value-type="string" calcext:value-type="string">
            <text:p>ATCCCTCTGTTCTCTCCGTGCTTTTCCCTTTTGCCTTGTCCTGGGTTTTCCCCTATTGTAGCTCCTCCATAAAACTGGGGTTGATGTGGATCTGGATTCA[C/T]TATAAAGGAGGGATGACTGCCTCAAACTCAGCATAGTGCAGATACGCAACCAGATGAGGATTTAGGGCTGGGGTGCAAGGGGAAAAAAGTGCCAGGTGAC</text:p>
          </table:table-cell>
        </table:table-row>
        <table:table-row table:style-name="ro3">
          <table:table-cell office:value-type="string" calcext:value-type="string">
            <text:p>SNP64</text:p>
          </table:table-cell>
          <table:table-cell office:value-type="float" office:value="115518" calcext:value-type="float">
            <text:p>115518</text:p>
          </table:table-cell>
          <table:table-cell office:value-type="float" office:value="103447" calcext:value-type="float">
            <text:p>103447</text:p>
          </table:table-cell>
          <table:table-cell office:value-type="float" office:value="144448" calcext:value-type="float">
            <text:p>144448</text:p>
          </table:table-cell>
          <table:table-cell/>
          <table:table-cell office:value-type="float" office:value="158913" calcext:value-type="float">
            <text:p>158913</text:p>
          </table:table-cell>
          <table:table-cell/>
          <table:table-cell office:value-type="string" calcext:value-type="string">
            <text:p>AAGTCGGGGGCAAGAAAGGTTGGGCGGTGGGGGCTGCACGCGAGACGGCTCGACGCAAAGAAAAAACCATGGGGCCTCATCAAAAAAGGGAGATCTGGTG[C/T]GTTGGCACCAATGGGAAGAAGTACCAAGCGCTGACGGCCATGGAGCAGATGGCTTTGTCACCCAGCGAGCGGCCCCGGCGCTTCGGTGTCTACCTGGACT</text:p>
          </table:table-cell>
        </table:table-row>
        <table:table-row table:style-name="ro3">
          <table:table-cell office:value-type="string" calcext:value-type="string">
            <text:p>SNP65</text:p>
          </table:table-cell>
          <table:table-cell office:value-type="float" office:value="114442" calcext:value-type="float">
            <text:p>114442</text:p>
          </table:table-cell>
          <table:table-cell office:value-type="float" office:value="104523" calcext:value-type="float">
            <text:p>104523</text:p>
          </table:table-cell>
          <table:table-cell office:value-type="float" office:value="143372" calcext:value-type="float">
            <text:p>143372</text:p>
          </table:table-cell>
          <table:table-cell/>
          <table:table-cell office:value-type="float" office:value="157837" calcext:value-type="float">
            <text:p>157837</text:p>
          </table:table-cell>
          <table:table-cell/>
          <table:table-cell office:value-type="string" calcext:value-type="string">
            <text:p>TGCAGCATCGCACCAGGCCGCAGCGGTGGGAAGCAGCCTTGTTTCCCCTTGCAGCTTAAGAGCTCTCTGAGGTGGGGGTATTTATTTTCTCTTCCCTTTT[C/T]TCAGCTGCTGTTGAATTTCCAGCTGAATCCTGTCCCACCAGAGAGACTCTGATTGCACCCTGTTGTGTTTTACTTCTTTTTGTTGGTGGATTGGTATTTT</text:p>
          </table:table-cell>
        </table:table-row>
        <table:table-row table:style-name="ro3">
          <table:table-cell office:value-type="string" calcext:value-type="string">
            <text:p>SNP66</text:p>
          </table:table-cell>
          <table:table-cell office:value-type="float" office:value="112353" calcext:value-type="float">
            <text:p>112353</text:p>
          </table:table-cell>
          <table:table-cell office:value-type="float" office:value="106612" calcext:value-type="float">
            <text:p>106612</text:p>
          </table:table-cell>
          <table:table-cell office:value-type="float" office:value="141283" calcext:value-type="float">
            <text:p>141283</text:p>
          </table:table-cell>
          <table:table-cell/>
          <table:table-cell office:value-type="float" office:value="155748" calcext:value-type="float">
            <text:p>155748</text:p>
          </table:table-cell>
          <table:table-cell/>
          <table:table-cell office:value-type="string" calcext:value-type="string">
            <text:p>GCACAGACCCCAAAGGAGCTGCTCCTCTCACCTTCACCAGCTTGTCCCAGCCACAGGAGACAATGATGGGGTTGCTGCTGTTGGGGGAGAAGCGCACACA[G/T]GAAACCCACTCAGAGTGGCTCTCGTCCTGAGGAGAGGAACAGCATTGGGTTGAAAGCAATGAAAAGCATCCCCAGTCCGAGCTGCTGCATCCCACTGCTC</text:p>
          </table:table-cell>
        </table:table-row>
        <table:table-row table:style-name="ro3">
          <table:table-cell office:value-type="string" calcext:value-type="string">
            <text:p>SNP67</text:p>
          </table:table-cell>
          <table:table-cell office:value-type="float" office:value="110880" calcext:value-type="float">
            <text:p>110880</text:p>
          </table:table-cell>
          <table:table-cell office:value-type="float" office:value="108085" calcext:value-type="float">
            <text:p>108085</text:p>
          </table:table-cell>
          <table:table-cell office:value-type="float" office:value="139810" calcext:value-type="float">
            <text:p>139810</text:p>
          </table:table-cell>
          <table:table-cell/>
          <table:table-cell office:value-type="float" office:value="154275" calcext:value-type="float">
            <text:p>154275</text:p>
          </table:table-cell>
          <table:table-cell/>
          <table:table-cell office:value-type="string" calcext:value-type="string">
            <text:p>CGGGATCCCGTAGTTGGTCTCATCTCGGGTCAGCTTCCACATGATGATGGTTTTGTCTGGGAAGGGGGAAAGGCAGCAGCCTCAGCTCCAACCCTTCTCA[T/C]ATTCCCGTCCTCACCGGGCTTTATCTCCCTCATAGCAATGGGGGGGTTACACAGAGGCACCGCACCCCTTCCTCTCAGCCCCCCAACCGCCTCCCTACGT</text:p>
          </table:table-cell>
        </table:table-row>
        <table:table-row table:style-name="ro3">
          <table:table-cell office:value-type="string" calcext:value-type="string">
            <text:p>SNP68</text:p>
          </table:table-cell>
          <table:table-cell office:value-type="float" office:value="109377" calcext:value-type="float">
            <text:p>109377</text:p>
          </table:table-cell>
          <table:table-cell office:value-type="float" office:value="109194" calcext:value-type="float">
            <text:p>109194</text:p>
          </table:table-cell>
          <table:table-cell office:value-type="float" office:value="138701" calcext:value-type="float">
            <text:p>138701</text:p>
          </table:table-cell>
          <table:table-cell/>
          <table:table-cell office:value-type="float" office:value="153166" calcext:value-type="float">
            <text:p>153166</text:p>
          </table:table-cell>
          <table:table-cell/>
          <table:table-cell office:value-type="string" calcext:value-type="string">
            <text:p>ACAAGTTTTTGGCATCCCTGTGGGTTCCACCCCCGTTTTGTCTCACCAGCCTTTTTCTATCCGTCCTTATCAGCAGATCATCCTTGTTATTAGATCTGTC[C/T]TTTTCCAGTCACGGCTTTGCATTTTCACCTTGGTTTTACCACCTAACATCAAGCCTTTTGTCCCCATCTGATGATATTCATGCAGATAAATCCGTAAAGC</text:p>
          </table:table-cell>
        </table:table-row>
        <table:table-row table:style-name="ro3">
          <table:table-cell office:value-type="string" calcext:value-type="string">
            <text:p>SNP69</text:p>
          </table:table-cell>
          <table:table-cell office:value-type="float" office:value="108622" calcext:value-type="float">
            <text:p>108622</text:p>
          </table:table-cell>
          <table:table-cell office:value-type="float" office:value="109949" calcext:value-type="float">
            <text:p>109949</text:p>
          </table:table-cell>
          <table:table-cell office:value-type="float" office:value="137946" calcext:value-type="float">
            <text:p>137946</text:p>
          </table:table-cell>
          <table:table-cell/>
          <table:table-cell office:value-type="float" office:value="152411" calcext:value-type="float">
            <text:p>152411</text:p>
          </table:table-cell>
          <table:table-cell/>
          <table:table-cell office:value-type="string" calcext:value-type="string">
            <text:p>GAAATTCCTATGTTGCACACATGTCCTTCATTCTTTAATTAGGAGTTAGCAAAGGTTCTGCATTGACTTAATTCAGAGCGAGATCAACAATTTTAGGCAT[T/C]CTTTATGAACTTCACATTGTTTTATGCTGATAAGCAGCAAAAAAAACATACAGGAATAGGAGTATGTCTGTAGGAGTGCTCTGCATTTTCTTGCTCGTTT</text:p>
          </table:table-cell>
        </table:table-row>
        <table:table-row table:style-name="ro3">
          <table:table-cell office:value-type="string" calcext:value-type="string">
            <text:p>SNP70</text:p>
          </table:table-cell>
          <table:table-cell office:value-type="float" office:value="107014" calcext:value-type="float">
            <text:p>107014</text:p>
          </table:table-cell>
          <table:table-cell office:value-type="float" office:value="111557" calcext:value-type="float">
            <text:p>111557</text:p>
          </table:table-cell>
          <table:table-cell office:value-type="float" office:value="136338" calcext:value-type="float">
            <text:p>136338</text:p>
          </table:table-cell>
          <table:table-cell/>
          <table:table-cell office:value-type="float" office:value="150803" calcext:value-type="float">
            <text:p>150803</text:p>
          </table:table-cell>
          <table:table-cell/>
          <table:table-cell office:value-type="string" calcext:value-type="string">
            <text:p>TAGGCATCAGGAAGGTGGGAGATTCCAGGTCAGTTTGTTCCTAATTGTGATCTTTTAATGATGTTTCTCCCATCAGGTGGACATTTGGAAGTGGTTCTGA[T/C]TGGGAAGAGGACGTGATGATGGCATCAGGTAGAGCTCAGAAAGTGGTATTTATCAGCAAAGCAATTTTCCAGGTCTGTTTTTTCCCATTTTTCCCATATT</text:p>
          </table:table-cell>
        </table:table-row>
        <table:table-row table:style-name="ro3">
          <table:table-cell table:style-name="ce5" office:value-type="string" calcext:value-type="string">
            <text:p>SNP71</text:p>
          </table:table-cell>
          <table:table-cell office:value-type="float" office:value="106209" calcext:value-type="float">
            <text:p>106209</text:p>
          </table:table-cell>
          <table:table-cell office:value-type="float" office:value="112362" calcext:value-type="float">
            <text:p>112362</text:p>
          </table:table-cell>
          <table:table-cell office:value-type="float" office:value="135533" calcext:value-type="float">
            <text:p>135533</text:p>
          </table:table-cell>
          <table:table-cell/>
          <table:table-cell office:value-type="float" office:value="149998" calcext:value-type="float">
            <text:p>149998</text:p>
          </table:table-cell>
          <table:table-cell/>
          <table:table-cell table:style-name="ce24" office:value-type="string" calcext:value-type="string">
            <text:p>AGATGCCCCTCTGTGCAACAGTGGGGATTGGGAGAAGCCCTTCAGCTCTTCCATTTATCCACATCTGATACCCAGATGGAGTCAGGATGCAGAACTGGAG[G/A]AGGAGGGCCAAAGCTTTGGGCATTTTGGGGTTATTTTTGCTCCTCGAGAGCTCCCAGGATTGACCCGTGTCCATTTCTGTGTTATTTCCAGAGGAATGTG</text:p>
          </table:table-cell>
        </table:table-row>
        <table:table-row table:style-name="ro3">
          <table:table-cell office:value-type="string" calcext:value-type="string">
            <text:p>SNP73</text:p>
          </table:table-cell>
          <table:table-cell office:value-type="float" office:value="104827" calcext:value-type="float">
            <text:p>104827</text:p>
          </table:table-cell>
          <table:table-cell office:value-type="float" office:value="113744" calcext:value-type="float">
            <text:p>113744</text:p>
          </table:table-cell>
          <table:table-cell office:value-type="float" office:value="134151" calcext:value-type="float">
            <text:p>134151</text:p>
          </table:table-cell>
          <table:table-cell/>
          <table:table-cell office:value-type="float" office:value="148616" calcext:value-type="float">
            <text:p>148616</text:p>
          </table:table-cell>
          <table:table-cell/>
          <table:table-cell office:value-type="string" calcext:value-type="string">
            <text:p>CAAAAAGTTTGGAGAAAAGAAATGACAGTTTTGGTTGGGTTGGGGCTGCTCTGCATTTCTCCGCTTATTTTCTCCCTTTGCTTTCAGGTGATGTTGACAC[A/C]AAGCTCAGTGAGTGGAGCTGCTCTTCCTGCCCCACATTTAAGAGTATTTTTGGTATTTTTAAGACTGTTTAAGAATATTTGGACATTTCCTGTGGAAAAT</text:p>
          </table:table-cell>
        </table:table-row>
        <table:table-row table:style-name="ro3">
          <table:table-cell office:value-type="string" calcext:value-type="string">
            <text:p>SNP74</text:p>
          </table:table-cell>
          <table:table-cell office:value-type="float" office:value="103350" calcext:value-type="float">
            <text:p>103350</text:p>
          </table:table-cell>
          <table:table-cell office:value-type="float" office:value="115221" calcext:value-type="float">
            <text:p>115221</text:p>
          </table:table-cell>
          <table:table-cell office:value-type="float" office:value="132674" calcext:value-type="float">
            <text:p>132674</text:p>
          </table:table-cell>
          <table:table-cell office:value-type="string" calcext:value-type="string">
            <text:p>Faire -1 au reste</text:p>
          </table:table-cell>
          <table:table-cell office:value-type="float" office:value="147139" calcext:value-type="float">
            <text:p>147139</text:p>
          </table:table-cell>
          <table:table-cell/>
          <table:table-cell office:value-type="string" calcext:value-type="string">
            <text:p>TAGAGGTCAGCTTTGCTCTAGGACGGTCTGAAAAGTGACCAAAATCTGCTTTTACTCATTTTTCTTCTTATTTTTTTGTAGCAAAGTGCGATGCAACGAT[T/C]AGTAAGTGCTGCTGCATGTGGGGGTACCTCCATCTTCGGGTCATTTTCTGCTGTTTCAGCATTGAAAGGACATCAGAATTCCTTAAATCCAACAAAATTG</text:p>
          </table:table-cell>
        </table:table-row>
        <table:table-row table:style-name="ro1">
          <table:table-cell office:value-type="string" calcext:value-type="string">
            <text:p>SNP75</text:p>
          </table:table-cell>
          <table:table-cell office:value-type="float" office:value="102256" calcext:value-type="float">
            <text:p>102256</text:p>
          </table:table-cell>
          <table:table-cell office:value-type="float" office:value="116315" calcext:value-type="float">
            <text:p>116315</text:p>
          </table:table-cell>
          <table:table-cell office:value-type="float" office:value="131580" calcext:value-type="float">
            <text:p>131580</text:p>
          </table:table-cell>
          <table:table-cell/>
          <table:table-cell office:value-type="float" office:value="146045" calcext:value-type="float">
            <text:p>146045</text:p>
          </table:table-cell>
          <table:table-cell/>
          <table:table-cell office:value-type="string" calcext:value-type="string">
            <text:p>AAATATATAATAATCCCTTATTTCTGCTTGTTTTTAGGGGACTACAACAGGAAACTTCGTAAGTGCCTTTAACTTCTCCCATTAAGAGTTAAACCTTTCA[G/A]TATTTTTGATGCTTCAATGTGCTGAAGCCACCAAAAATGTGTTTTAATTGTAAAGGGGCTGAGCGTCAAACCTGAACACTGCCACGTTGGGGGCTGAGAT</text:p>
          </table:table-cell>
        </table:table-row>
        <table:table-row table:style-name="ro3">
          <table:table-cell office:value-type="string" calcext:value-type="string">
            <text:p>SNP79</text:p>
          </table:table-cell>
          <table:table-cell office:value-type="float" office:value="101038" calcext:value-type="float">
            <text:p>101038</text:p>
          </table:table-cell>
          <table:table-cell office:value-type="float" office:value="117533" calcext:value-type="float">
            <text:p>117533</text:p>
          </table:table-cell>
          <table:table-cell office:value-type="float" office:value="130362" calcext:value-type="float">
            <text:p>130362</text:p>
          </table:table-cell>
          <table:table-cell/>
          <table:table-cell office:value-type="float" office:value="144823" calcext:value-type="float">
            <text:p>144823</text:p>
          </table:table-cell>
          <table:table-cell/>
          <table:table-cell office:value-type="string" calcext:value-type="string">
            <text:p>TGAGTGTTATTTTATATACTCTATGATGGAAAACTTTTTTCTCTGTAATATAAAAATAGGCTTTATTATTTGAGGGTTTTTTTGGCTTAACGCAAATGCG[G/A]AGTGCTTGAAATTCTACGTATGAAATAGAGGATTTCCCATAGAGAAAAACAGCAATTTGGGGCTGGAAGAAAAGTTTCATTTCCTTGCTGAAAAGTGAAT</text:p>
          </table:table-cell>
        </table:table-row>
        <table:table-row table:style-name="ro1">
          <table:table-cell office:value-type="string" calcext:value-type="string">
            <text:p>SNP80</text:p>
          </table:table-cell>
          <table:table-cell office:value-type="float" office:value="99437" calcext:value-type="float">
            <text:p>99437</text:p>
          </table:table-cell>
          <table:table-cell office:value-type="float" office:value="119134" calcext:value-type="float">
            <text:p>119134</text:p>
          </table:table-cell>
          <table:table-cell office:value-type="float" office:value="128761" calcext:value-type="float">
            <text:p>128761</text:p>
          </table:table-cell>
          <table:table-cell/>
          <table:table-cell office:value-type="float" office:value="143222" calcext:value-type="float">
            <text:p>143222</text:p>
          </table:table-cell>
          <table:table-cell/>
          <table:table-cell office:value-type="string" calcext:value-type="string">
            <text:p>TAATCTATGGCACAAAAGGTGACGGCGTGTTTCACGTTTTGCTTTTTCTCTTCCTTTTAGAGGAATTAAGGGGTCGGGAAGTTGGTAAGTGAGATTCCTT[C/T]CCCTCTTCTCCCCAAAAGGATAAGGGGTAATTTGGATTCTGATCTCTTTTTCTCCCTTTTTGTTCCTAGAGGAGAGTGATCTGGAGAGGGGTGAGCATCA</text:p>
          </table:table-cell>
        </table:table-row>
        <table:table-row table:style-name="ro1">
          <table:table-cell office:value-type="string" calcext:value-type="string">
            <text:p>SNP81</text:p>
          </table:table-cell>
          <table:table-cell office:value-type="float" office:value="98487" calcext:value-type="float">
            <text:p>98487</text:p>
          </table:table-cell>
          <table:table-cell office:value-type="float" office:value="120084" calcext:value-type="float">
            <text:p>120084</text:p>
          </table:table-cell>
          <table:table-cell office:value-type="float" office:value="127811" calcext:value-type="float">
            <text:p>127811</text:p>
          </table:table-cell>
          <table:table-cell/>
          <table:table-cell office:value-type="float" office:value="142272" calcext:value-type="float">
            <text:p>142272</text:p>
          </table:table-cell>
          <table:table-cell/>
          <table:table-cell office:value-type="string" calcext:value-type="string">
            <text:p>AGAAGAATTGGTGAGTATCAAACTTCCCCCCAGAAGTGGACTTTGGTGTGTTGGGAAGATCCATACCACCACGTTGGTGCCAAACTTAATGGAAATCCTT[T/C]GTTTTTTCCTTATGTTTTCAGATGAACTCACTGCAGAGCTCGGTAAGTCGTGATTATAACTCATAACGAGTTATAATGCTATTGTTATATATAATATACA</text:p>
          </table:table-cell>
        </table:table-row>
        <table:table-row table:style-name="ro1">
          <table:table-cell office:value-type="string" calcext:value-type="string">
            <text:p>SNP83</text:p>
          </table:table-cell>
          <table:table-cell office:value-type="float" office:value="97891" calcext:value-type="float">
            <text:p>97891</text:p>
          </table:table-cell>
          <table:table-cell office:value-type="float" office:value="120680" calcext:value-type="float">
            <text:p>120680</text:p>
          </table:table-cell>
          <table:table-cell office:value-type="float" office:value="127215" calcext:value-type="float">
            <text:p>127215</text:p>
          </table:table-cell>
          <table:table-cell office:value-type="string" calcext:value-type="string">
            <text:p>53 dernier nt en gris</text:p>
          </table:table-cell>
          <table:table-cell office:value-type="float" office:value="141676" calcext:value-type="float">
            <text:p>141676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TCCATCCAGCATGAAGTCCATCAGACTTAAGCTTACAGCTTAAAGAATGGTTCATTTTTTTCATTTAACCCCCTCGTAAGTTAAAAGATGGACTTCAGCA[C/T]CACAGAAGTAGCCCAGAAATAGTCAAAAAATGGGTCATGAATTTCCAGAGCACCCCCTCACACTTTCCTCAGTGAATAGGAAAACAAATATTAAAACTAA</text:p>
          </table:table-cell>
        </table:table-row>
        <table:table-row table:style-name="ro1">
          <table:table-cell office:value-type="string" calcext:value-type="string">
            <text:p>SNP84</text:p>
          </table:table-cell>
          <table:table-cell office:value-type="float" office:value="96099" calcext:value-type="float">
            <text:p>96099</text:p>
          </table:table-cell>
          <table:table-cell office:value-type="float" office:value="122472" calcext:value-type="float">
            <text:p>122472</text:p>
          </table:table-cell>
          <table:table-cell office:value-type="float" office:value="125423" calcext:value-type="float">
            <text:p>125423</text:p>
          </table:table-cell>
          <table:table-cell/>
          <table:table-cell office:value-type="float" office:value="139884" calcext:value-type="float">
            <text:p>139884</text:p>
          </table:table-cell>
          <table:table-cell/>
          <table:table-cell office:value-type="string" calcext:value-type="string">
            <text:p>TCTGCACTCAGAAGAGATTGAATTGGGCTCAGATCTGGCTTGGGAAGATGATGATTCCAACCAGAGTCCAGGAGACTTTGGGGAATGCATGAATCCTATA[G/A]GAAAATGGATAACCCTTCATCCAAGAGCAAGCTGGCATGATGCTCTGGGGTGAAAACCCATAATGCCACCTGGTTTTAAGGTTTGGGGTGGCTTACAACG</text:p>
          </table:table-cell>
        </table:table-row>
        <table:table-row table:style-name="ro1">
          <table:table-cell office:value-type="string" calcext:value-type="string">
            <text:p>SNP85</text:p>
          </table:table-cell>
          <table:table-cell office:value-type="float" office:value="94292" calcext:value-type="float">
            <text:p>94292</text:p>
          </table:table-cell>
          <table:table-cell office:value-type="float" office:value="124279" calcext:value-type="float">
            <text:p>124279</text:p>
          </table:table-cell>
          <table:table-cell office:value-type="float" office:value="123616" calcext:value-type="float">
            <text:p>123616</text:p>
          </table:table-cell>
          <table:table-cell/>
          <table:table-cell office:value-type="float" office:value="138077" calcext:value-type="float">
            <text:p>138077</text:p>
          </table:table-cell>
          <table:table-cell/>
          <table:table-cell office:value-type="string" calcext:value-type="string">
            <text:p>CTTTGTCCGTACCAAGCCTGGAGATACCAATCTGAGATGTCAAACTGCACAATGGAGCCTTCAGTGGGATGAACTTCAGGCCAGATGCCCAAGAGAGGTG[T/C]TAAGTTTTGGTTAAAGCCCACATCAGTAGCAATAGAAAGAAATGGGTGATTCATCCCTTCCAAAACTCAACTTTTAGAAGAAATTAGGGAAGAAATCCCG</text:p>
          </table:table-cell>
        </table:table-row>
        <table:table-row table:style-name="ro1">
          <table:table-cell office:value-type="string" calcext:value-type="string">
            <text:p>SNP87</text:p>
          </table:table-cell>
          <table:table-cell office:value-type="float" office:value="93651" calcext:value-type="float">
            <text:p>93651</text:p>
          </table:table-cell>
          <table:table-cell office:value-type="float" office:value="124920" calcext:value-type="float">
            <text:p>124920</text:p>
          </table:table-cell>
          <table:table-cell office:value-type="float" office:value="122975" calcext:value-type="float">
            <text:p>122975</text:p>
          </table:table-cell>
          <table:table-cell/>
          <table:table-cell office:value-type="float" office:value="137436" calcext:value-type="float">
            <text:p>137436</text:p>
          </table:table-cell>
          <table:table-cell/>
          <table:table-cell office:value-type="string" calcext:value-type="string">
            <text:p>GATGTGGTCAGCCCTGTGTTATTCCCTAAAGCCCTGTTTAATCCTTCATGTCCATGCTGAAAACTTCTTCTCTGCAAAGTCCAACACATTGCATCTCTTC[T/C]CTTCTTTCTCCCATCACAATATCCTCCCCAAACCCCTTTTTCTTCCTCCAGGAGCAGATTCACAGCGATCTGGAGAACCTCAAGAAACAAAAGGAGGAGC</text:p>
          </table:table-cell>
        </table:table-row>
        <table:table-row table:style-name="ro1">
          <table:table-cell office:value-type="string" calcext:value-type="string">
            <text:p>SNP89</text:p>
          </table:table-cell>
          <table:table-cell office:value-type="float" office:value="93395" calcext:value-type="float">
            <text:p>93395</text:p>
          </table:table-cell>
          <table:table-cell office:value-type="float" office:value="125176" calcext:value-type="float">
            <text:p>125176</text:p>
          </table:table-cell>
          <table:table-cell office:value-type="float" office:value="122719" calcext:value-type="float">
            <text:p>122719</text:p>
          </table:table-cell>
          <table:table-cell/>
          <table:table-cell office:value-type="float" office:value="137180" calcext:value-type="float">
            <text:p>137180</text:p>
          </table:table-cell>
          <table:table-cell/>
          <table:table-cell office:value-type="string" calcext:value-type="string">
            <text:p>CTGTTGCCTTCAAGCTGGAAAAACAGAGGTCTTTTTGGGGTCCACGTTGTTGATTTTCCACAACCTACAGACACGGACGGAGGCTGAGAGGCAGAAAATT[T/G]TGTCAGAATTCCGTCAGCTCCGCCGTTTTCTGAAGGAGAAGGAGATGGTGCTCGTGGCACGGCTGGGGGAGCTGGACAGGGCTGTGCTGAGGAGGCAGGA</text:p>
          </table:table-cell>
        </table:table-row>
        <table:table-row table:style-name="ro1">
          <table:table-cell office:value-type="string" calcext:value-type="string">
            <text:p>SNP91</text:p>
          </table:table-cell>
          <table:table-cell office:value-type="float" office:value="93067" calcext:value-type="float">
            <text:p>93067</text:p>
          </table:table-cell>
          <table:table-cell office:value-type="float" office:value="125504" calcext:value-type="float">
            <text:p>125504</text:p>
          </table:table-cell>
          <table:table-cell office:value-type="float" office:value="122391" calcext:value-type="float">
            <text:p>122391</text:p>
          </table:table-cell>
          <table:table-cell/>
          <table:table-cell office:value-type="float" office:value="136852" calcext:value-type="float">
            <text:p>136852</text:p>
          </table:table-cell>
          <table:table-cell/>
          <table:table-cell office:value-type="string" calcext:value-type="string">
            <text:p>TGGGTTGGATACTCCATTGGACCCTCTCCCTTCTTGTCCACCTTCTCCAAAGCTGGGGGAGATTGAACCATTTTTTCCTATCTCTTTCAATTCCAGGATG[T/C]CAGAAGCACGCTGAGCAGGTATGTGCTCCTTCAACCTCATTCAACGGGGTGGGAAGGGTTCCCCATCCCCACACCCACGGATTCTAGCACAGAAATGAGA</text:p>
          </table:table-cell>
        </table:table-row>
        <table:table-row table:style-name="ro1">
          <table:table-cell office:value-type="string" calcext:value-type="string">
            <text:p>SNP92</text:p>
          </table:table-cell>
          <table:table-cell office:value-type="float" office:value="92726" calcext:value-type="float">
            <text:p>92726</text:p>
          </table:table-cell>
          <table:table-cell office:value-type="float" office:value="125845" calcext:value-type="float">
            <text:p>125845</text:p>
          </table:table-cell>
          <table:table-cell office:value-type="float" office:value="122050" calcext:value-type="float">
            <text:p>122050</text:p>
          </table:table-cell>
          <table:table-cell/>
          <table:table-cell office:value-type="float" office:value="136511" calcext:value-type="float">
            <text:p>136511</text:p>
          </table:table-cell>
          <table:table-cell/>
          <table:table-cell office:value-type="string" calcext:value-type="string">
            <text:p>CAAACCTGTGACAAAGGGACATTCTGGAGCCAACCACCTCAACCTCCATCCCCACATCACCAGAGATCCCCACACTCATCACCACCAGTCCCAGCACTGA[C/T]GAGATTTGTGTCCAGGTGGGAGAGGGGCAGAACACGAAGAATGACGGAGAACTTTGCAGACGTGGAACGGAGGCTCTGTGTCATCTCCCAGCAACATAAA</text:p>
          </table:table-cell>
        </table:table-row>
        <table:table-row table:style-name="ro1">
          <table:table-cell office:value-type="string" calcext:value-type="string">
            <text:p>SNP94</text:p>
          </table:table-cell>
          <table:table-cell office:value-type="float" office:value="92290" calcext:value-type="float">
            <text:p>92290</text:p>
          </table:table-cell>
          <table:table-cell office:value-type="float" office:value="126281" calcext:value-type="float">
            <text:p>126281</text:p>
          </table:table-cell>
          <table:table-cell office:value-type="float" office:value="121613" calcext:value-type="float">
            <text:p>121613</text:p>
          </table:table-cell>
          <table:table-cell/>
          <table:table-cell office:value-type="float" office:value="136074" calcext:value-type="float">
            <text:p>136074</text:p>
          </table:table-cell>
          <table:table-cell/>
          <table:table-cell office:value-type="string" calcext:value-type="string">
            <text:p>CCATGATAAACATGGTGGGAACTGAAGCAGGCAGATGTGGGACGTGACATCCAACCTTCTGTTCATCCCCAGATCTTTTTCTGTCTGAGCTGGAGAAGGA[A/G]GAGGGAGCATCTGTAGGAGAAGAGGGAAAAGGTGAGTCCTTAAAGCATTTTCCTTTTGCTCCATTGGTCATTTTTTTAGCCAAAATACTGGGTCAGAGCA</text:p>
          </table:table-cell>
        </table:table-row>
        <table:table-row table:style-name="ro1">
          <table:table-cell office:value-type="string" calcext:value-type="string">
            <text:p>SNP96</text:p>
          </table:table-cell>
          <table:table-cell office:value-type="float" office:value="77587" calcext:value-type="float">
            <text:p>77587</text:p>
          </table:table-cell>
          <table:table-cell table:style-name="ce17" office:value-type="float" office:value="136539" calcext:value-type="float">
            <text:p>136539</text:p>
          </table:table-cell>
          <table:table-cell office:value-type="float" office:value="111356" calcext:value-type="float">
            <text:p>111356</text:p>
          </table:table-cell>
          <table:table-cell/>
          <table:table-cell office:value-type="float" office:value="125817" calcext:value-type="float">
            <text:p>125817</text:p>
          </table:table-cell>
          <table:table-cell/>
          <table:table-cell office:value-type="string" calcext:value-type="string">
            <text:p>CATCTTGGAGGGGACGGGGACGCAGGCAAGCTCACAGAGGGGACCCCGGGGGAGCAGTGCCAGATTTGGGCTGAGGCCCATAGCAGTGACCACAGAATCG[G/T]TCATTTGTCCGTTCATGGTGAAGATGGGAGGGGGTTCAGCAGAAGCACTCCCTGGGACTCCCAGAGGCATGTCTCAGAACCGCTGCTTTCCTTGCACAGA</text:p>
          </table:table-cell>
        </table:table-row>
        <table:table-row table:style-name="ro3">
          <table:table-cell office:value-type="string" calcext:value-type="string">
            <text:p>SNP97</text:p>
          </table:table-cell>
          <table:table-cell office:value-type="float" office:value="77403" calcext:value-type="float">
            <text:p>77403</text:p>
          </table:table-cell>
          <table:table-cell table:style-name="ce17" office:value-type="float" office:value="136733" calcext:value-type="float">
            <text:p>136733</text:p>
          </table:table-cell>
          <table:table-cell office:value-type="float" office:value="111162" calcext:value-type="float">
            <text:p>111162</text:p>
          </table:table-cell>
          <table:table-cell/>
          <table:table-cell table:style-name="Default" office:value-type="float" office:value="125623" calcext:value-type="float">
            <text:p>125623</text:p>
          </table:table-cell>
          <table:table-cell/>
          <table:table-cell office:value-type="string" calcext:value-type="string">
            <text:p>GCACAGAAGATGAACCATTTTTGTAGGGGGAGGGTCCAGGATGTGGTTGCAGTGTGAACAAAGCCTGTGTGCTTTTATAATTCTCTTCCTGCCTGCTGCT[T/G]TCATTTCTGAGGGCTGAATGGGCAGCACGGGCAGACAGCAGCGTGGCTCCGACACGTCTATGTCTGCAGTGCCCATTGCAGGAAGAGAAAAGAAATGGAG</text:p>
          </table:table-cell>
        </table:table-row>
        <table:table-row table:style-name="ro3">
          <table:table-cell office:value-type="string" calcext:value-type="string">
            <text:p>SNP99</text:p>
          </table:table-cell>
          <table:table-cell office:value-type="float" office:value="77041" calcext:value-type="float">
            <text:p>77041</text:p>
          </table:table-cell>
          <table:table-cell table:style-name="ce17" office:value-type="float" office:value="137666" calcext:value-type="float">
            <text:p>137666</text:p>
          </table:table-cell>
          <table:table-cell table:style-name="Default" office:value-type="float" office:value="110229" calcext:value-type="float">
            <text:p>110229</text:p>
          </table:table-cell>
          <table:table-cell/>
          <table:table-cell office:value-type="float" office:value="124690" calcext:value-type="float">
            <text:p>124690</text:p>
          </table:table-cell>
          <table:table-cell/>
          <table:table-cell office:value-type="string" calcext:value-type="string">
            <text:p>ACCGGTGTGACCAGCTGAGCTCTGCTTCCATCCTTCAGCCTGTTTGAAGGGTGGGAGGGGACACAACCCCCATGTCCCACCCCTAGCCTGAACCTTGATG[C/T]CCTTAACTCAAACCATAATGTGCGCAACCCCAGCGTGCCTGACCCCAACCCGTGTGCCTACTGCCATGTGTTGACCCCTAACCCTAAAGGGCATAATCCA</text:p>
          </table:table-cell>
        </table:table-row>
        <table:table-row table:style-name="ro1">
          <table:table-cell office:value-type="string" calcext:value-type="string">
            <text:p>SNP101</text:p>
          </table:table-cell>
          <table:table-cell office:value-type="float" office:value="76294" calcext:value-type="float">
            <text:p>76294</text:p>
          </table:table-cell>
          <table:table-cell table:style-name="ce17" office:value-type="float" office:value="138420" calcext:value-type="float">
            <text:p>138420</text:p>
          </table:table-cell>
          <table:table-cell office:value-type="float" office:value="109477" calcext:value-type="float">
            <text:p>109477</text:p>
          </table:table-cell>
          <table:table-cell/>
          <table:table-cell office:value-type="float" office:value="123936" calcext:value-type="float">
            <text:p>123936</text:p>
          </table:table-cell>
          <table:table-cell/>
          <table:table-cell office:value-type="string" calcext:value-type="string">
            <text:p>CTATGGGGCCAACCCCGTGGAAACCACGCAGGGTTGGGGTTGGATCCTTGAGCTCTTTTGCAAAGCCTTTCTGGCTATGGTTGCACTCAGTTAATTAAAC[T/C]GTCTAAAACCATATTTTGTATATAATTAGACATGATGTTTACTGCTTCTGTCCCCCCCTTGGTTTAAGAGCAGAGAGGCTCTTGCAGAAGGGAATTCCTC</text:p>
          </table:table-cell>
        </table:table-row>
        <table:table-row table:style-name="ro1">
          <table:table-cell office:value-type="string" calcext:value-type="string">
            <text:p>SNP102</text:p>
          </table:table-cell>
          <table:table-cell table:style-name="ce11"/>
          <table:table-cell office:value-type="float" office:value="141694" calcext:value-type="float">
            <text:p>141694</text:p>
          </table:table-cell>
          <table:table-cell office:value-type="float" office:value="106201" calcext:value-type="float">
            <text:p>106201</text:p>
          </table:table-cell>
          <table:table-cell/>
          <table:table-cell office:value-type="float" office:value="120662" calcext:value-type="float">
            <text:p>120662</text:p>
          </table:table-cell>
          <table:table-cell/>
          <table:table-cell office:value-type="string" calcext:value-type="string">
            <text:p>AAAGGGGAGGGATGTGGGTGGGAAGAAAATGAGTCTCATTTCTTTTAGCACTTCCCTCAAGGGGAAAATTTGTGTTGGTTGTTGAGCAGCAGGTGGACTT[T/C]TTGCTGTGAGCAGCCACATTTTGGAAGAGTTCTGTTGTTATTAGCATTATTTATGCGATTCTGTGATGTTTTTGTTATAATTAATTGTAATGAATCCTCC</text:p>
          </table:table-cell>
        </table:table-row>
        <table:table-row table:style-name="ro1">
          <table:table-cell office:value-type="string" calcext:value-type="string">
            <text:p>SNP103</text:p>
          </table:table-cell>
          <table:table-cell table:style-name="ce11"/>
          <table:table-cell office:value-type="float" office:value="141940" calcext:value-type="float">
            <text:p>141940</text:p>
          </table:table-cell>
          <table:table-cell office:value-type="float" office:value="105955" calcext:value-type="float">
            <text:p>105955</text:p>
          </table:table-cell>
          <table:table-cell/>
          <table:table-cell office:value-type="float" office:value="120416" calcext:value-type="float">
            <text:p>120416</text:p>
          </table:table-cell>
          <table:table-cell/>
          <table:table-cell office:value-type="string" calcext:value-type="string">
            <text:p>TACTGCTCACACCTGGGGTGCACTGTTGCCCATTGGAGGTCCCTTCTTCCATAGGTCCCAGCCGTGGGGCGTGCGTTACCTTCCAGCTCACGATGGCAGC[A/G]GTGTTCACAGTGCTGCTCATCACTGCTGTTGCCTTTGCAGGTGAGTGCTGAGGGTTCCAAAGAGCAGAGAAAACCCTTTGGGTCATTGTGTGCGTCCCAC</text:p>
          </table:table-cell>
        </table:table-row>
        <table:table-row table:style-name="ro1">
          <table:table-cell office:value-type="string" calcext:value-type="string">
            <text:p>SNP104</text:p>
          </table:table-cell>
          <table:table-cell office:value-type="float" office:value="75710" calcext:value-type="float">
            <text:p>75710</text:p>
          </table:table-cell>
          <table:table-cell office:value-type="float" office:value="142573" calcext:value-type="float">
            <text:p>142573</text:p>
          </table:table-cell>
          <table:table-cell office:value-type="float" office:value="105322" calcext:value-type="float">
            <text:p>105322</text:p>
          </table:table-cell>
          <table:table-cell/>
          <table:table-cell office:value-type="float" office:value="119783" calcext:value-type="float">
            <text:p>119783</text:p>
          </table:table-cell>
          <table:table-cell/>
          <table:table-cell office:value-type="string" calcext:value-type="string">
            <text:p>GCATTCCAGCCCCATCCCCAGCCCTGTGCTCAGTGTCCCTTCGACTGGATTGGATTCAGAGGAAAATGCTACTACTTTTCAGAGGATGAGAGCAATTGGA[C/T]GAGCAGCCAGAACAACTGCTCTGCACTTGGTGCTTCCTTGGCTGTGTTTGACAGCGCTGAGGACTTGGTGAGGGGGACACAAAAGAGCCACCAATGTATT</text:p>
          </table:table-cell>
        </table:table-row>
        <table:table-row table:style-name="ro1">
          <table:table-cell office:value-type="string" calcext:value-type="string">
            <text:p>SNP105</text:p>
          </table:table-cell>
          <table:table-cell office:value-type="float" office:value="75631" calcext:value-type="float">
            <text:p>75631</text:p>
          </table:table-cell>
          <table:table-cell office:value-type="float" office:value="142652" calcext:value-type="float">
            <text:p>142652</text:p>
          </table:table-cell>
          <table:table-cell office:value-type="float" office:value="105243" calcext:value-type="float">
            <text:p>105243</text:p>
          </table:table-cell>
          <table:table-cell/>
          <table:table-cell office:value-type="float" office:value="119704" calcext:value-type="float">
            <text:p>119704</text:p>
          </table:table-cell>
          <table:table-cell/>
          <table:table-cell office:value-type="string" calcext:value-type="string">
            <text:p>CAGAGGATGAGAGCAATTGGACGAGCAGCCAGAACAACTGCTCTGCACTTGGTGCTTCCTTGGCTGTGTTTGACAGCGCTGAGGACTTGGTGAGGGGGAC[A/C]CAAAAGAGCCACCAATGTATTTTGTCCGCTTGAGGGCCCCTTGGCTGCTCTTTCAGTGTTTCCTTTCTGATTTTGGGGTGAGGAGGTGGATAATGGTTGT</text:p>
          </table:table-cell>
        </table:table-row>
        <table:table-row table:style-name="ro1">
          <table:table-cell office:value-type="string" calcext:value-type="string">
            <text:p>SNP106</text:p>
          </table:table-cell>
          <table:table-cell office:value-type="float" office:value="74893" calcext:value-type="float">
            <text:p>74893</text:p>
          </table:table-cell>
          <table:table-cell table:style-name="ce17" office:value-type="float" office:value="143396" calcext:value-type="float">
            <text:p>143396</text:p>
          </table:table-cell>
          <table:table-cell office:value-type="float" office:value="104498" calcext:value-type="float">
            <text:p>104498</text:p>
          </table:table-cell>
          <table:table-cell office:value-type="string" calcext:value-type="string">
            <text:p>idem mais del 2 nt avant rep des 23nt</text:p>
          </table:table-cell>
          <table:table-cell office:value-type="float" office:value="118959" calcext:value-type="float">
            <text:p>118959</text:p>
          </table:table-cell>
          <table:table-cell office:value-type="string" calcext:value-type="string">
            <text:p>1 del sur seq flanq 5' suite a rep de 23 c (en gris)</text:p>
          </table:table-cell>
          <table:table-cell office:value-type="string" calcext:value-type="string">
            <text:p>TTCACCACTGTGATTTCCTCTTCCCCCCCCCCCCCCCCCCCCCCCACAACCTGGGGTCTGCCTGTCCGTCTGTCTGTCCATCCAGGTTCCAGGTGCAAGG[T/C]GATGGTCTCTGTGCATACCTGGGGGATGCCGGGCTCAGCTCCTCCCACTGCAGCGCGCGGAGGAATTGGGTTTGCACCAAACCCGCGTTGCAAAAACCGA</text:p>
          </table:table-cell>
        </table:table-row>
        <table:table-row table:style-name="ro1">
          <table:table-cell office:value-type="string" calcext:value-type="string">
            <text:p>SNP108</text:p>
          </table:table-cell>
          <table:table-cell office:value-type="float" office:value="69039" calcext:value-type="float">
            <text:p>69039</text:p>
          </table:table-cell>
          <table:table-cell office:value-type="float" office:value="146520" calcext:value-type="float">
            <text:p>146520</text:p>
          </table:table-cell>
          <table:table-cell office:value-type="float" office:value="101311" calcext:value-type="float">
            <text:p>101311</text:p>
          </table:table-cell>
          <table:table-cell/>
          <table:table-cell office:value-type="float" office:value="115836" calcext:value-type="float">
            <text:p>115836</text:p>
          </table:table-cell>
          <table:table-cell/>
          <table:table-cell office:value-type="string" calcext:value-type="string">
            <text:p>ATCCCGATGTCCAGCTTGGGATGGGATCCCAATGTCACCCAATGCAATCGCAGTGTCACCCAGATGTCCACAAGGGATGGCACCCAGATGTCCCCAGGTG[T/C]CACTCAGCTGCCTCACCAACCCAGGACTTCCTCCCACTGCTCCCACTGCTCCCAGTTTGCCCCCAGTTCTCCCCCCTCTGCACCCAGACCTGTGGGGACA</text:p>
          </table:table-cell>
        </table:table-row>
        <table:table-row table:style-name="ro1">
          <table:table-cell office:value-type="string" calcext:value-type="string">
            <text:p>SNP111</text:p>
          </table:table-cell>
          <table:table-cell office:value-type="float" office:value="68251" calcext:value-type="float">
            <text:p>68251</text:p>
          </table:table-cell>
          <table:table-cell office:value-type="float" office:value="147308" calcext:value-type="float">
            <text:p>147308</text:p>
          </table:table-cell>
          <table:table-cell office:value-type="float" office:value="100521" calcext:value-type="float">
            <text:p>100521</text:p>
          </table:table-cell>
          <table:table-cell/>
          <table:table-cell office:value-type="float" office:value="115048" calcext:value-type="float">
            <text:p>115048</text:p>
          </table:table-cell>
          <table:table-cell/>
          <table:table-cell office:value-type="string" calcext:value-type="string">
            <text:p>CCCAGCATCCCAATACCTCCACGTGTTTCCAATATCCCCACATCCCCCCTCACCAGCCAGGAGTAGTCGGACGGAGACGCGCATTGGTTTGGCCAGTGCA[G/A]TGTGGGTGACAACGCAGCTGTAGACGTCCCCGTGGTGTTGGGGGCGTGCGGGGATCAGCCGTGCTGCCGCCGTCCGGCTGTAGGTTCCATCGGCTGCCTG</text:p>
          </table:table-cell>
        </table:table-row>
        <table:table-row table:style-name="ro1">
          <table:table-cell office:value-type="string" calcext:value-type="string">
            <text:p>SNP112</text:p>
          </table:table-cell>
          <table:table-cell office:value-type="float" office:value="68104" calcext:value-type="float">
            <text:p>68104</text:p>
          </table:table-cell>
          <table:table-cell office:value-type="float" office:value="147455" calcext:value-type="float">
            <text:p>147455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float" office:value="114901" calcext:value-type="float">
            <text:p>114901</text:p>
          </table:table-cell>
          <table:table-cell/>
          <table:table-cell office:value-type="string" calcext:value-type="string">
            <text:p>TGCGGGGATCAGCCGTGCTGCCGCCGTCCGGCTGTAGGTTCCATCGGCTGCCTGGCGGTGACCTGAAGTCCAGCTGTCCATCACTGTGTCCCTGGGTGAC[T/C]GTGATGTCCCCGAGCTCCCGGCGCGGCGCTGCCACGTCACCGTCACATCCAAGGGGTAGAAGCCAGACACGTGGCAGCGTAGCTCTGCTGACATCCCCGG</text:p>
          </table:table-cell>
        </table:table-row>
        <table:table-row table:style-name="ro1">
          <table:table-cell office:value-type="string" calcext:value-type="string">
            <text:p>SNP116</text:p>
          </table:table-cell>
          <table:table-cell office:value-type="float" office:value="64731" calcext:value-type="float">
            <text:p>64731</text:p>
          </table:table-cell>
          <table:table-cell table:style-name="ce17" office:value-type="float" office:value="149999" calcext:value-type="float">
            <text:p>149999</text:p>
          </table:table-cell>
          <table:table-cell office:value-type="float" office:value="97830" calcext:value-type="float">
            <text:p>97830</text:p>
          </table:table-cell>
          <table:table-cell office:value-type="string" calcext:value-type="string">
            <text:p>35 premier nt grissé puis 9 apreès le 61 nt</text:p>
          </table:table-cell>
          <table:table-cell office:value-type="float" office:value="112357" calcext:value-type="float">
            <text:p>112357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CCCCCCCCGGCAGCCCTCCCCTGCGCCCCACCCCCTCCAGCAGCGCGCAGCGCACCGGAGCGGGGGGGGGCGGAGGGGAGGCGGCGTCTTCCACCCTAAA[T/C]TGGGACCAGCAGAGCCCTGGGGGTGGGGGAGAGGCTCAGCATGGGGCGAGGGCGGGGGGGGGGGGCGATATGGGTGGTGGGACATGAGGGGGCCGGGGGG</text:p>
          </table:table-cell>
        </table:table-row>
        <table:table-row table:style-name="ro1">
          <table:table-cell office:value-type="string" calcext:value-type="string">
            <text:p>SNP118</text:p>
          </table:table-cell>
          <table:table-cell table:style-name="ce12" office:value-type="float" office:value="79725" calcext:value-type="float">
            <text:p>79725</text:p>
          </table:table-cell>
          <table:table-cell table:style-name="ce17" office:value-type="float" office:value="156169" calcext:value-type="float">
            <text:p>156169</text:p>
          </table:table-cell>
          <table:table-cell office:value-type="float" office:value="91283" calcext:value-type="float">
            <text:p>91283</text:p>
          </table:table-cell>
          <table:table-cell/>
          <table:table-cell office:value-type="float" office:value="106191" calcext:value-type="float">
            <text:p>106191</text:p>
          </table:table-cell>
          <table:table-cell/>
          <table:table-cell office:value-type="string" calcext:value-type="string">
            <text:p>GGGGAATGTTGACTATGGTGGTGGCGATGTCGGGGCTTGGGGTGTACACAGCAGTGTGGGACACAGAGGAGACAGCTGGCACTTGCTGAGCCGCTGTGAG[G/A]CCTGCCAGGAGCGCTGCGGACAGGCAGAACCCCCATTAGCACCGAGGTACCTTCAGTGCTCTACCTGAAGCGCAACCCAAAGAACCCCAGGTACCTGCTG</text:p>
          </table:table-cell>
        </table:table-row>
        <table:table-row table:style-name="ro1">
          <table:table-cell office:value-type="string" calcext:value-type="string">
            <text:p>SNP119</text:p>
          </table:table-cell>
          <table:table-cell table:style-name="ce12" office:value-type="float" office:value="81030" calcext:value-type="float">
            <text:p>81030</text:p>
          </table:table-cell>
          <table:table-cell office:value-type="float" office:value="157474" calcext:value-type="float">
            <text:p>157474</text:p>
          </table:table-cell>
          <table:table-cell office:value-type="float" office:value="89978" calcext:value-type="float">
            <text:p>89978</text:p>
          </table:table-cell>
          <table:table-cell/>
          <table:table-cell office:value-type="float" office:value="104886" calcext:value-type="float">
            <text:p>104886</text:p>
          </table:table-cell>
          <table:table-cell/>
          <table:table-cell office:value-type="string" calcext:value-type="string">
            <text:p>GGGGTGGCCCTCAGCACCCAGGGGACAAGTCTGGGGACACACAGCCATGCTGGGGGACCCACAGGAGGGGACACGTTACCGGCAGACCCAGCTTGACGGC[G/A]TCGACAGGCTGACGGAAAGGCCAAGCGAACTGGTGCTTCCACAGGGCTTTCATCACCACTTTGTGCAGGTACTGCAGCTGGTTGGTGACCCGGCCGGGCT</text:p>
          </table:table-cell>
        </table:table-row>
        <table:table-row table:style-name="ro1">
          <table:table-cell office:value-type="string" calcext:value-type="string">
            <text:p>SNP120</text:p>
          </table:table-cell>
          <table:table-cell table:style-name="ce12" office:value-type="float" office:value="82310" calcext:value-type="float">
            <text:p>82310</text:p>
          </table:table-cell>
          <table:table-cell table:style-name="ce17" office:value-type="float" office:value="158754" calcext:value-type="float">
            <text:p>158754</text:p>
          </table:table-cell>
          <table:table-cell office:value-type="float" office:value="88698" calcext:value-type="float">
            <text:p>88698</text:p>
          </table:table-cell>
          <table:table-cell/>
          <table:table-cell office:value-type="float" office:value="103606" calcext:value-type="float">
            <text:p>103606</text:p>
          </table:table-cell>
          <table:table-cell/>
          <table:table-cell office:value-type="string" calcext:value-type="string">
            <text:p>TGAAGGGATAGCAGCAGGGAACCACTGTGTCCCTGTATCTCTGACCCCAAAGAATCCATGGGGATGGGGAATGGATAAATAGGGATGGCTCTGTAGAATC[T/C]GGGTCCCATTCCCCTCAAATAATCCATGGGGATGGCACTGTTGGATGCATGGCCTTGAGTCCCTGTCCCTAAAAATCTGTAGGAATGACTCTGTGCTATG</text:p>
          </table:table-cell>
        </table:table-row>
        <table:table-row table:style-name="ro1">
          <table:table-cell office:value-type="string" calcext:value-type="string">
            <text:p>SNP122</text:p>
          </table:table-cell>
          <table:table-cell table:style-name="ce11"/>
          <table:table-cell table:style-name="ce17" office:value-type="float" office:value="160353" calcext:value-type="float">
            <text:p>160353</text:p>
          </table:table-cell>
          <table:table-cell office:value-type="float" office:value="87097" calcext:value-type="float">
            <text:p>87097</text:p>
          </table:table-cell>
          <table:table-cell/>
          <table:table-cell office:value-type="float" office:value="102005" calcext:value-type="float">
            <text:p>102005</text:p>
          </table:table-cell>
          <table:table-cell/>
          <table:table-cell office:value-type="string" calcext:value-type="string">
            <text:p>GGTGCTCACCGCGCAGCGCTCCTCTTGGCCGCCCCGCACGCCACTCACCCGCGCCGCTCCCCCCCCGCCCTTCCGCCCGGTACTGCGACGGTCATTGGTC[A/G]GTGCTGCCATTCCCGGCGCGGCGATTGGCCACCACGGATCACGTGAGGGCGGCGCTGTTGGCTGTTGTTGTCGCGCGCGAAGGTGCAGAGGGAGGGGGAG</text:p>
          </table:table-cell>
        </table:table-row>
        <table:table-row table:style-name="ro1">
          <table:table-cell office:value-type="string" calcext:value-type="string">
            <text:p>SNP124</text:p>
          </table:table-cell>
          <table:table-cell office:value-type="float" office:value="63304" calcext:value-type="float">
            <text:p>63304</text:p>
          </table:table-cell>
          <table:table-cell table:style-name="ce17" office:value-type="float" office:value="161219" calcext:value-type="float">
            <text:p>161219</text:p>
          </table:table-cell>
          <table:table-cell office:value-type="float" office:value="86232" calcext:value-type="float">
            <text:p>86232</text:p>
          </table:table-cell>
          <table:table-cell/>
          <table:table-cell office:value-type="float" office:value="101141" calcext:value-type="float">
            <text:p>101141</text:p>
          </table:table-cell>
          <table:table-cell/>
          <table:table-cell office:value-type="string" calcext:value-type="string">
            <text:p>TCTCAAGGCCAACCCGTCGCACGGGGGGCCTCCGCTGCCTCCCCACGTGGCAATCCTGGGGGGCTCAGTGCCACCTCACAGGAATTTCGGGTCGCTCAGA[G/A]CCTCTGCAAAGCAATCCTGGGGTCCTCGAGGCCACCCCACACCGATCTCAGGGTGCTCAATGCCACCCCACAGCTGCCCCCGGGGCCGTCACAATCACCC</text:p>
          </table:table-cell>
        </table:table-row>
        <table:table-row table:style-name="ro1">
          <table:table-cell office:value-type="string" calcext:value-type="string">
            <text:p>SNP127</text:p>
          </table:table-cell>
          <table:table-cell office:value-type="float" office:value="61274" calcext:value-type="float">
            <text:p>61274</text:p>
          </table:table-cell>
          <table:table-cell table:style-name="ce17" office:value-type="float" office:value="163249" calcext:value-type="float">
            <text:p>163249</text:p>
          </table:table-cell>
          <table:table-cell office:value-type="float" office:value="84202" calcext:value-type="float">
            <text:p>84202</text:p>
          </table:table-cell>
          <table:table-cell/>
          <table:table-cell office:value-type="float" office:value="99112" calcext:value-type="float">
            <text:p>99112</text:p>
          </table:table-cell>
          <table:table-cell/>
          <table:table-cell office:value-type="string" calcext:value-type="string">
            <text:p>AGCCGCACGATCATCTCCTGTCACAGCGCTGGTGTTCCCCGCAGATCTGTTCTGCCTAGCAACCGATGACGCGTAAAGCCGCGAGGCACGGCCATTGGCT[A/G]AACTGGTTGCCGGTAGCAGAGGGATGGGGGCTGCGAGCGGGCGCGGGGCGCTCGTGGCAGCGCTGCTGGGGGCGGCCCTGGGGAGCGTCAGAGCCGGTAG</text:p>
          </table:table-cell>
        </table:table-row>
        <table:table-row table:style-name="ro1">
          <table:table-cell table:style-name="ce5" office:value-type="string" calcext:value-type="string">
            <text:p>SNP128</text:p>
          </table:table-cell>
          <table:table-cell office:value-type="float" office:value="61021" calcext:value-type="float">
            <text:p>61021</text:p>
          </table:table-cell>
          <table:table-cell office:value-type="float" office:value="163502" calcext:value-type="float">
            <text:p>163502</text:p>
          </table:table-cell>
          <table:table-cell office:value-type="float" office:value="83949" calcext:value-type="float">
            <text:p>83949</text:p>
          </table:table-cell>
          <table:table-cell/>
          <table:table-cell office:value-type="float" office:value="98859" calcext:value-type="float">
            <text:p>98859</text:p>
          </table:table-cell>
          <table:table-cell/>
          <table:table-cell table:style-name="ce24" office:value-type="string" calcext:value-type="string">
            <text:p>CCAAGATGTGTGCATGGGGAGCGCAAGGGGCTGTGCAAGGAGTGAATGATGCACTGGGGCAAGGGGTGGGCATGCACTGGGGCAAGAAGTTGTGCAAGGG[G/A]TGTTTGTGCATTGATGCAAGGGGAGGATGAGCAGGAGTGTGTTTGCATGCATGCAGGGGGTTGGGCATGGTGTGATTAGTGCATTAGTGCAGCGGGGTTG</text:p>
          </table:table-cell>
        </table:table-row>
        <table:table-row table:style-name="ro1">
          <table:table-cell office:value-type="string" calcext:value-type="string">
            <text:p>SNP130</text:p>
          </table:table-cell>
          <table:table-cell office:value-type="float" office:value="60884" calcext:value-type="float">
            <text:p>60884</text:p>
          </table:table-cell>
          <table:table-cell office:value-type="float" office:value="163678" calcext:value-type="float">
            <text:p>163678</text:p>
          </table:table-cell>
          <table:table-cell office:value-type="float" office:value="83773" calcext:value-type="float">
            <text:p>83773</text:p>
          </table:table-cell>
          <table:table-cell/>
          <table:table-cell office:value-type="float" office:value="98683" calcext:value-type="float">
            <text:p>98683</text:p>
          </table:table-cell>
          <table:table-cell/>
          <table:table-cell office:value-type="string" calcext:value-type="string">
            <text:p>TTAGTGCATTAGTGCAGCGGGGTTGAGTGTGAGATGTGGAGTGTGTGCAGTTGTGAAAGGGTTGCCATGCACGAGCTGATGTGCGCTCAGTGAGCGTGCA[T/C]GCAGCCTGCAGAGTGGGTACACCTGCAACGAGCATGCATGCAGCAGATGTGTCCATGCACAGTGTGTGTGTGTGCCTGGTGTGTCCCCATGTCCCACGCC</text:p>
          </table:table-cell>
        </table:table-row>
        <table:table-row table:style-name="ro1">
          <table:table-cell office:value-type="string" calcext:value-type="string">
            <text:p>SNP132</text:p>
          </table:table-cell>
          <table:table-cell office:value-type="float" office:value="59227" calcext:value-type="float">
            <text:p>59227</text:p>
          </table:table-cell>
          <table:table-cell office:value-type="float" office:value="165296" calcext:value-type="float">
            <text:p>165296</text:p>
          </table:table-cell>
          <table:table-cell office:value-type="float" office:value="82155" calcext:value-type="float">
            <text:p>82155</text:p>
          </table:table-cell>
          <table:table-cell/>
          <table:table-cell office:value-type="float" office:value="96454" calcext:value-type="float">
            <text:p>96454</text:p>
          </table:table-cell>
          <table:table-cell/>
          <table:table-cell office:value-type="string" calcext:value-type="string">
            <text:p>AGGACCCCATCCCTTCGGACGTGTTGGCCACGGCGGTGTGCGGCGCAGTGACGGCGCTGGGCATCCTGCTGGCACTGCTGGGTTTGGGGCTGCTGCTGTC[C/T]GCCCGCCGGCGCAGTATGTGGGGACAATGGAGACAGCAGGGACACCCGCCCCGTACTCACTGATGTCCCCCATAAGTTGATCCCTCGGTGTGGGAACGGT</text:p>
          </table:table-cell>
        </table:table-row>
        <table:table-row table:style-name="ro1">
          <table:table-cell office:value-type="string" calcext:value-type="string">
            <text:p>SNP133</text:p>
          </table:table-cell>
          <table:table-cell office:value-type="float" office:value="56750" calcext:value-type="float">
            <text:p>56750</text:p>
          </table:table-cell>
          <table:table-cell table:style-name="ce17" office:value-type="float" office:value="167773" calcext:value-type="float">
            <text:p>167773</text:p>
          </table:table-cell>
          <table:table-cell office:value-type="float" office:value="79678" calcext:value-type="float">
            <text:p>79678</text:p>
          </table:table-cell>
          <table:table-cell/>
          <table:table-cell office:value-type="float" office:value="93977" calcext:value-type="float">
            <text:p>93977</text:p>
          </table:table-cell>
          <table:table-cell/>
          <table:table-cell office:value-type="string" calcext:value-type="string">
            <text:p>CCTGGTCCTGGTTCTGCTCCTGGTCCCTATCCCTGACTCTAGTCCCGGTCCCCATCCCGATGCCAGTCCCAGTCCTGGTCCCCATCCTGGTCCTGCTCCT[C/T]GGTTTGGGGACCTCAATGACTGGAACTCCCATGTCCCAACATGGGGACCCACAGTTTGGGGTGAGGGGCTCTCACCCCCCAATAAAACCATCTGCAGCCC</text:p>
          </table:table-cell>
        </table:table-row>
        <table:table-row table:style-name="ro1">
          <table:table-cell office:value-type="string" calcext:value-type="string">
            <text:p>SNP134</text:p>
          </table:table-cell>
          <table:table-cell office:value-type="float" office:value="55769" calcext:value-type="float">
            <text:p>55769</text:p>
          </table:table-cell>
          <table:table-cell table:style-name="ce17" office:value-type="float" office:value="168754" calcext:value-type="float">
            <text:p>168754</text:p>
          </table:table-cell>
          <table:table-cell office:value-type="float" office:value="78697" calcext:value-type="float">
            <text:p>78697</text:p>
          </table:table-cell>
          <table:table-cell/>
          <table:table-cell office:value-type="float" office:value="92999" calcext:value-type="float">
            <text:p>92999</text:p>
          </table:table-cell>
          <table:table-cell/>
          <table:table-cell office:value-type="string" calcext:value-type="string">
            <text:p>TTTTGGAGTGATGCTGAGGACTCAGCCTTTTGGGTTGCTGGGTATGATTTGGGGATGCTCAGCCTTATGGAATGGTGGGGACACTTTGTGGGGAGCTCAG[C/G]TCTGTGGGATATTGGGGCCACTTTGGGGGAGTCTCAACCTTTAGGACTCCCAGGGAGGGCTTTAAGAATCTCATGGGATCCCAGTGTTGAGCTCAGCTCG</text:p>
          </table:table-cell>
        </table:table-row>
        <table:table-row table:style-name="ro1">
          <table:table-cell office:value-type="string" calcext:value-type="string">
            <text:p>SNP137</text:p>
          </table:table-cell>
          <table:table-cell office:value-type="float" office:value="54110" calcext:value-type="float">
            <text:p>54110</text:p>
          </table:table-cell>
          <table:table-cell office:value-type="float" office:value="170413" calcext:value-type="float">
            <text:p>170413</text:p>
          </table:table-cell>
          <table:table-cell office:value-type="float" office:value="77038" calcext:value-type="float">
            <text:p>77038</text:p>
          </table:table-cell>
          <table:table-cell/>
          <table:table-cell office:value-type="float" office:value="91340" calcext:value-type="float">
            <text:p>91340</text:p>
          </table:table-cell>
          <table:table-cell/>
          <table:table-cell office:value-type="string" calcext:value-type="string">
            <text:p>TCCCCAATGGGAACTGGACCTACCAGACACAGGTGGCCCTCTCGGTGGCCCCAGAGGTGGGGGACACCTACACGTGCTCGGTGCAGCATGCTAGCTTGGA[G/A]GAGCCCCTCCTGGAGGACTGGCGTGAGTTGGGATCAAGGGGGTGACACAGAGACAGCGGTGTCCCTGCTGTGTCACTGCTGGCTGTGTCCCTGCAGGTCC</text:p>
          </table:table-cell>
        </table:table-row>
        <table:table-row table:style-name="ro1">
          <table:table-cell office:value-type="string" calcext:value-type="string">
            <text:p>SNP138</text:p>
          </table:table-cell>
          <table:table-cell table:style-name="ce13"/>
          <table:table-cell table:style-name="ce17" office:value-type="float" office:value="171391" calcext:value-type="float">
            <text:p>171391</text:p>
          </table:table-cell>
          <table:table-cell office:value-type="float" office:value="76060" calcext:value-type="float">
            <text:p>76060</text:p>
          </table:table-cell>
          <table:table-cell/>
          <table:table-cell office:value-type="float" office:value="90362" calcext:value-type="float">
            <text:p>90362</text:p>
          </table:table-cell>
          <table:table-cell/>
          <table:table-cell office:value-type="string" calcext:value-type="string">
            <text:p>AGGGCCAGTTCTGCTCAGTGCCTCCATAAGTGATCTGGATAGGTCATGAGTCATCCTAATTAAGGAGGGGACAACAGTGAATGGGGAGGAGCCGATGACT[C/G]AGGCTGGGAGTGGTGATCCCAGAGGTTTCCTCTGCTGTCAGTGACTCCGTGCCTCACCGAGTCCGACGGCTCCGTGCAGGAAGGAGCGCTCCGCGCACCC</text:p>
          </table:table-cell>
        </table:table-row>
        <table:table-row table:style-name="ro1">
          <table:table-cell office:value-type="string" calcext:value-type="string">
            <text:p>SNP139</text:p>
          </table:table-cell>
          <table:table-cell table:style-name="ce13"/>
          <table:table-cell table:style-name="ce17" office:value-type="float" office:value="175929" calcext:value-type="float">
            <text:p>175929</text:p>
          </table:table-cell>
          <table:table-cell office:value-type="float" office:value="71522" calcext:value-type="float">
            <text:p>71522</text:p>
          </table:table-cell>
          <table:table-cell/>
          <table:table-cell office:value-type="float" office:value="85824" calcext:value-type="float">
            <text:p>85824</text:p>
          </table:table-cell>
          <table:table-cell/>
          <table:table-cell office:value-type="string" calcext:value-type="string">
            <text:p>ACATGGGCACGTGGCAGTGGAGGCGGTGGGGATGGCTGGGGATGTGTCAGGGACATCTGGGGACATGGTGGGATGGTTGGGGACACAAGGATGGTTGGGG[G/A]CTTGGCCGGGACACTGCAGGGGACACAGTGGTGATATGGCAGAGACATCAGGGTGTGTGGTGATGGCTGGGGACCCAGATATCTGGTGACTCAATGAGGA</text:p>
          </table:table-cell>
        </table:table-row>
        <table:table-row table:style-name="ro1">
          <table:table-cell office:value-type="string" calcext:value-type="string">
            <text:p>SNP142</text:p>
          </table:table-cell>
          <table:table-cell table:style-name="ce4" office:value-type="float" office:value="49277" calcext:value-type="float">
            <text:p>49277</text:p>
          </table:table-cell>
          <table:table-cell office:value-type="float" office:value="176828" calcext:value-type="float">
            <text:p>176828</text:p>
          </table:table-cell>
          <table:table-cell office:value-type="float" office:value="70623" calcext:value-type="float">
            <text:p>70623</text:p>
          </table:table-cell>
          <table:table-cell/>
          <table:table-cell office:value-type="float" office:value="84925" calcext:value-type="float">
            <text:p>84925</text:p>
          </table:table-cell>
          <table:table-cell/>
          <table:table-cell office:value-type="string" calcext:value-type="string">
            <text:p>CCTCCAGCTGGAGGTGGCCCTGCAGGTCAGTGGGTGCCATTGTCCCTGAGGGTGCGACCTGTGGCTCCCGGTCCAGGAACTCAAAGATCTTCTCCGAAGA[G/T]CCCACAGCCTTCATCAGTGTGGGGAAGTAGTCGAGCAGGACCTGGGGACAGCGTAGTGACGTGGCCAGGAGGGCAAGGGCACGTGGCACGGTGACATGGG</text:p>
          </table:table-cell>
        </table:table-row>
        <table:table-row table:style-name="ro1">
          <table:table-cell office:value-type="string" calcext:value-type="string">
            <text:p>SNP144</text:p>
          </table:table-cell>
          <table:table-cell table:style-name="ce11"/>
          <table:table-cell table:style-name="ce17" office:value-type="float" office:value="177699" calcext:value-type="float">
            <text:p>177699</text:p>
          </table:table-cell>
          <table:table-cell office:value-type="float" office:value="69752" calcext:value-type="float">
            <text:p>69752</text:p>
          </table:table-cell>
          <table:table-cell/>
          <table:table-cell office:value-type="float" office:value="84054" calcext:value-type="float">
            <text:p>84054</text:p>
          </table:table-cell>
          <table:table-cell/>
          <table:table-cell office:value-type="string" calcext:value-type="string">
            <text:p>CCCATGCCATCATATTCCCATGACCTGCCATCTCCACACCATTATGGCCTCCAGCCCGTTGGCATTCTGTCCCCATCTCCTGACATCTCAATTACATCAC[G/A]TCTCCACATCTCCCAGCCCTATCCCACCATGTCCCCATGCCCCCCAGTCCTATCCTATCATGTCCCCACATCCCCCAGCCCCATCCCATCACGTCCCCAT</text:p>
          </table:table-cell>
        </table:table-row>
        <table:table-row table:style-name="ro1">
          <table:table-cell office:value-type="string" calcext:value-type="string">
            <text:p>SNP150</text:p>
          </table:table-cell>
          <table:table-cell table:style-name="ce11"/>
          <table:table-cell table:style-name="ce17" office:value-type="float" office:value="181329" calcext:value-type="float">
            <text:p>181329</text:p>
          </table:table-cell>
          <table:table-cell office:value-type="float" office:value="66122" calcext:value-type="float">
            <text:p>66122</text:p>
          </table:table-cell>
          <table:table-cell/>
          <table:table-cell office:value-type="float" office:value="80424" calcext:value-type="float">
            <text:p>80424</text:p>
          </table:table-cell>
          <table:table-cell/>
          <table:table-cell office:value-type="string" calcext:value-type="string">
            <text:p>TGTTTGCCGGCTGCCGCGGTGGCCTCTTCACCTTCATCAGGTTCCGCTTCGTCTTGCGCACCCGCGACCAGCTCTTCTCCAGCCTGGTGTACCGGGACCT[C/T]GCCTTCTTCCAGAAGACCACAGCAGGTACAGACTGGGGGCACTTTTGTCCCTGTCCCCACACCATATCCCCAGCTCACCCCGCTCAACTCCACAGCTGAG</text:p>
          </table:table-cell>
        </table:table-row>
        <table:table-row table:style-name="ro1">
          <table:table-cell office:value-type="string" calcext:value-type="string">
            <text:p>SNP151</text:p>
          </table:table-cell>
          <table:table-cell table:style-name="ce4" office:value-type="float" office:value="42824" calcext:value-type="float">
            <text:p>42824</text:p>
          </table:table-cell>
          <table:table-cell table:style-name="ce17" office:value-type="float" office:value="182702" calcext:value-type="float">
            <text:p>182702</text:p>
          </table:table-cell>
          <table:table-cell office:value-type="float" office:value="64749" calcext:value-type="float">
            <text:p>64749</text:p>
          </table:table-cell>
          <table:table-cell/>
          <table:table-cell office:value-type="float" office:value="79051" calcext:value-type="float">
            <text:p>79051</text:p>
          </table:table-cell>
          <table:table-cell/>
          <table:table-cell office:value-type="string" calcext:value-type="string">
            <text:p>GGCGGGGCTGAATGGCAGCGGGAAGAGCACCTGCGTGGCACTGCTGGAGAGATTCTATGAACCTGGGGCTGGGGAAGTGCTGCTGGACGGGGTGCCGCTG[C/A]GGGACTACGAGCACCGCTACCTGCACCGCCAGGTGAGGGGGTGGGGGGAGATGTGGCTGCACTGAGCAGTGCTGGGGCTGAGCCTCTGCCCTGGGGCAGG</text:p>
          </table:table-cell>
        </table:table-row>
        <table:table-row table:style-name="ro3">
          <table:table-cell office:value-type="string" calcext:value-type="string">
            <text:p>SNP154</text:p>
          </table:table-cell>
          <table:table-cell table:style-name="ce11"/>
          <table:table-cell table:style-name="ce17" office:value-type="float" office:value="188097" calcext:value-type="float">
            <text:p>188097</text:p>
          </table:table-cell>
          <table:table-cell office:value-type="float" office:value="59357" calcext:value-type="float">
            <text:p>59357</text:p>
          </table:table-cell>
          <table:table-cell office:value-type="string" calcext:value-type="string">
            <text:p>7 nt gris entre le 53 et le 59éme</text:p>
          </table:table-cell>
          <table:table-cell office:value-type="float" office:value="73656" calcext:value-type="float">
            <text:p>73656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GGAGCGGGGGAGGGGATGGGCGCGGTGTGGGAACCCCCGGCCCTTCGAGCACGGGGGGGCACCCGGGCTGTGTCCGCACGGGGCCGTGTCTTTACCCCGG[T/G]GGAGGGGGCCGAGGGTCTCTGCCGGGAGGACGGGGGCCGTGAGAAGAGGAGGAGTCATTCTCCATTCCAGTCAAGGAACTGTTTGGGGGGGGGTCACATC</text:p>
          </table:table-cell>
        </table:table-row>
        <table:table-row table:style-name="ro1">
          <table:table-cell office:value-type="string" calcext:value-type="string">
            <text:p>SNP155</text:p>
          </table:table-cell>
          <table:table-cell table:style-name="ce4" office:value-type="float" office:value="39045" calcext:value-type="float">
            <text:p>39045</text:p>
          </table:table-cell>
          <table:table-cell office:value-type="float" office:value="190516" calcext:value-type="float">
            <text:p>190516</text:p>
          </table:table-cell>
          <table:table-cell office:value-type="float" office:value="56938" calcext:value-type="float">
            <text:p>56938</text:p>
          </table:table-cell>
          <table:table-cell/>
          <table:table-cell office:value-type="float" office:value="71237" calcext:value-type="float">
            <text:p>71237</text:p>
          </table:table-cell>
          <table:table-cell/>
          <table:table-cell office:value-type="string" calcext:value-type="string">
            <text:p>GGAGGTTGTAGGACACCAGAGGGGCTCTGTGGGAGCCATAGGGTCGTCATGCCCCCGTGTCCCCAGCCCAGGGACATGGCACATACGGGCACAGTTGGCC[G/A]CCAGTCCCAACACCAACGGCTCCACCGCCTTTGAGGTGCGGAAATATGGTGAGTGGGGTCCGGGGGGGTCCCTGCTGTGCCCCCATACCTCCCCATAACC</text:p>
          </table:table-cell>
        </table:table-row>
        <table:table-row table:style-name="ro1">
          <table:table-cell office:value-type="string" calcext:value-type="string">
            <text:p>SNP156</text:p>
          </table:table-cell>
          <table:table-cell table:style-name="ce4" office:value-type="float" office:value="32799" calcext:value-type="float">
            <text:p>32799</text:p>
          </table:table-cell>
          <table:table-cell office:value-type="float" office:value="199162" calcext:value-type="float">
            <text:p>199162</text:p>
          </table:table-cell>
          <table:table-cell office:value-type="float" office:value="48293" calcext:value-type="float">
            <text:p>48293</text:p>
          </table:table-cell>
          <table:table-cell/>
          <table:table-cell office:value-type="float" office:value="62591" calcext:value-type="float">
            <text:p>62591</text:p>
          </table:table-cell>
          <table:table-cell/>
          <table:table-cell office:value-type="string" calcext:value-type="string">
            <text:p>CAAGTTGCTCTCCTTCCTGTCTGTTCTTCAAATTCTTCTTCAATTTTGTTCTCCTGATTAATTCTCTTAAAATTAACTCTCGATCAAGTTCTGCAGATTC[G/A]TTCCACTTCGGATGGATTCTTCTCCAAACTGTTCTTCAGATTCACTCTCCTTCAATTTCGTTCTTGTAATTAATTCTTCTTCAGAGTGATTCTTCAAACT</text:p>
          </table:table-cell>
        </table:table-row>
        <table:table-row table:style-name="ro1">
          <table:table-cell office:value-type="string" calcext:value-type="string">
            <text:p>SNP157</text:p>
          </table:table-cell>
          <table:table-cell table:style-name="ce11"/>
          <table:table-cell office:value-type="float" office:value="201654" calcext:value-type="float">
            <text:p>201654</text:p>
          </table:table-cell>
          <table:table-cell office:value-type="float" office:value="45801" calcext:value-type="float">
            <text:p>45801</text:p>
          </table:table-cell>
          <table:table-cell/>
          <table:table-cell office:value-type="float" office:value="60099" calcext:value-type="float">
            <text:p>60099</text:p>
          </table:table-cell>
          <table:table-cell/>
          <table:table-cell office:value-type="string" calcext:value-type="string">
            <text:p>ATTGGAGGAGGCGTGGCCGATCTGACCCCTCCATGCCCCATCCAGGACAGCGCTGCACCGTCTTCTACAACGCCCCCCAAAGGAGCAGCACCATCGCCAC[G/A]CTGTGCTCCCCCAAAATCTGTGAATGCGCCCAAGGTAGGACCCCACTGTGACTCCATATGTAGGGCCCCCATCCAGTGAACCCCCACATCCTCCTCCTAA</text:p>
          </table:table-cell>
        </table:table-row>
        <table:table-row table:style-name="ro1">
          <table:table-cell office:value-type="string" calcext:value-type="string">
            <text:p>SNP160</text:p>
          </table:table-cell>
          <table:table-cell table:style-name="ce11"/>
          <table:table-cell office:value-type="float" office:value="207680" calcext:value-type="float">
            <text:p>207680</text:p>
          </table:table-cell>
          <table:table-cell office:value-type="float" office:value="39770" calcext:value-type="float">
            <text:p>39770</text:p>
          </table:table-cell>
          <table:table-cell/>
          <table:table-cell office:value-type="float" office:value="54080" calcext:value-type="float">
            <text:p>54080</text:p>
          </table:table-cell>
          <table:table-cell/>
          <table:table-cell office:value-type="string" calcext:value-type="string">
            <text:p>TGCCCCCCGAGGCGGAGGTGCGCTCCTTCACGCGCTGTGTGGTGGAACTGCTGGAGGTGTGGGGCCGGGCCAGTGTGCGGGCACTGGATGTGCTGCCTTC[G/A]CTAAGGGTGAGCCCTACAGGACCCTACAGGGCATATAGGATCGGCGTGGGGCTGCGGGATATAGTCATAAGAGGAGGTGGTATAGGTCCATATGGGGCTG</text:p>
          </table:table-cell>
        </table:table-row>
        <table:table-row table:style-name="ro1">
          <table:table-cell office:value-type="string" calcext:value-type="string">
            <text:p>SNP161</text:p>
          </table:table-cell>
          <table:table-cell table:style-name="ce4" office:value-type="float" office:value="28904" calcext:value-type="float">
            <text:p>28904</text:p>
          </table:table-cell>
          <table:table-cell office:value-type="float" office:value="208884" calcext:value-type="float">
            <text:p>208884</text:p>
          </table:table-cell>
          <table:table-cell office:value-type="float" office:value="38566" calcext:value-type="float">
            <text:p>38566</text:p>
          </table:table-cell>
          <table:table-cell/>
          <table:table-cell office:value-type="float" office:value="52876" calcext:value-type="float">
            <text:p>52876</text:p>
          </table:table-cell>
          <table:table-cell/>
          <table:table-cell office:value-type="string" calcext:value-type="string">
            <text:p>AGTACGGACCGGTATGGGGCCAAACAGACCAGTGGGGATCAGTACCAACCAGTGCGGGCCACATGTCTGCGAGCAGAACCGTGCACCACTGCGTGTCAGT[A/G]TTTTGCACTAGAATGAATCATTGTAGACCAGTCTGTAATAGTGTGGACCACTACAGACCAGCATGGACCTAGCAGTAGGTCGGTCCCAGTAGAACTCATC</text:p>
          </table:table-cell>
        </table:table-row>
        <table:table-row table:style-name="ro3">
          <table:table-cell office:value-type="string" calcext:value-type="string">
            <text:p>SNP167</text:p>
          </table:table-cell>
          <table:table-cell table:style-name="ce11"/>
          <table:table-cell office:value-type="float" office:value="213445" calcext:value-type="float">
            <text:p>213445</text:p>
          </table:table-cell>
          <table:table-cell office:value-type="float" office:value="34008" calcext:value-type="float">
            <text:p>34008</text:p>
          </table:table-cell>
          <table:table-cell/>
          <table:table-cell office:value-type="float" office:value="48314" calcext:value-type="float">
            <text:p>48314</text:p>
          </table:table-cell>
          <table:table-cell/>
          <table:table-cell office:value-type="string" calcext:value-type="string">
            <text:p>ATCCATCCATTCCTCCAACAAAATCTCTCTGAGGCTCAAAAAATGTTCCTATTGCCAACAGTGAGCAAGTTGACCGTGCCAGGGCCTGGCCCACTCCAAA[C/G]CTGGTGCACAGAGGCAATGAGATAAGAGCCAAAAGCTCTTAATTCAAGTAGCCCTCCATCAACCTATCAGTCAATTACTCAAACAGCCAAAATCTCATCT</text:p>
          </table:table-cell>
        </table:table-row>
        <table:table-row table:style-name="ro1">
          <table:table-cell office:value-type="string" calcext:value-type="string">
            <text:p>SNP168</text:p>
          </table:table-cell>
          <table:table-cell table:style-name="ce4" office:value-type="float" office:value="22234" calcext:value-type="float">
            <text:p>22234</text:p>
          </table:table-cell>
          <table:table-cell office:value-type="float" office:value="225208" calcext:value-type="float">
            <text:p>225208</text:p>
          </table:table-cell>
          <table:table-cell table:style-name="Default" office:value-type="float" office:value="18310" calcext:value-type="float">
            <text:p>18310</text:p>
          </table:table-cell>
          <table:table-cell/>
          <table:table-cell table:style-name="Default" office:value-type="float" office:value="30465" calcext:value-type="float">
            <text:p>30465</text:p>
          </table:table-cell>
          <table:table-cell/>
          <table:table-cell office:value-type="string" calcext:value-type="string">
            <text:p>CCCCAAGGTGCTGCTCCCGCTGGGCCTGGATGAAGATCTCAAAAGCTTGTCCAGGTGTCAGCCCTGTCACCTCAAAGGTGACTGCAGATCCAGGCAGCTC[A/G]TGGGTGGTCAGTGCTGCTGGTTCATCCTGCAGACAAAGGACATGTCAAAGACACACTGAGGACACCATGTGGGACCTCTTCCTGAACCAGGCAGGTGGCC</text:p>
          </table:table-cell>
        </table:table-row>
        <table:table-row table:style-name="ro3">
          <table:table-cell office:value-type="string" calcext:value-type="string">
            <text:p>SNP169</text:p>
          </table:table-cell>
          <table:table-cell table:style-name="ce4" office:value-type="float" office:value="13622" calcext:value-type="float">
            <text:p>13622</text:p>
          </table:table-cell>
          <table:table-cell office:value-type="float" office:value="232805" calcext:value-type="float">
            <text:p>232805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float" office:value="22863" calcext:value-type="float">
            <text:p>22863</text:p>
          </table:table-cell>
          <table:table-cell/>
          <table:table-cell office:value-type="string" calcext:value-type="string">
            <text:p>CTGGAAGGGCAGGGGCCATTGGTGAGGGTCACCTGGGACAACTGGGAGGGATAGGTGGACAACTGGAAGGTCTTCAGGATCTGTGAGGTTTGTGGGATGC[A/G]GTCAGTGGCAAGGCTGGAAGGGGACTGGGAGGTTTTTGGGGCAACTAGAAAGTCTGGGTGAAAAGTTGGGATGCTTTAAGGGATGAGCTGCGAGGTTTGT</text:p>
          </table:table-cell>
        </table:table-row>
        <table:table-row table:style-name="ro1">
          <table:table-cell office:value-type="string" calcext:value-type="string">
            <text:p>SNP170</text:p>
          </table:table-cell>
          <table:table-cell table:style-name="ce4" office:value-type="float" office:value="8265" calcext:value-type="float">
            <text:p>8265</text:p>
          </table:table-cell>
          <table:table-cell office:value-type="float" office:value="234371" calcext:value-type="float">
            <text:p>234371</text:p>
          </table:table-cell>
          <table:table-cell table:style-name="Default" office:value-type="float" office:value="9030" calcext:value-type="float">
            <text:p>9030</text:p>
          </table:table-cell>
          <table:table-cell/>
          <table:table-cell office:value-type="float" office:value="21297" calcext:value-type="float">
            <text:p>21297</text:p>
          </table:table-cell>
          <table:table-cell/>
          <table:table-cell office:value-type="string" calcext:value-type="string">
            <text:p>GAAGGCTTTTGGATGGATGTTGCTGTTAAATTGTGGGGTGTCGTGGGGAGGGGTCCCTGGAGTACTCCAGGGTTGTATTAGGGATTCCCAGGGGTAACTG[C/T]GGGAGCTTTAGGGGGGGTGGCCTTTAGGGGTTATTGGGAGAACCCAGGGGATATCAGGGAGTCTCAGTATGTGGGTCTCAGTGAGGACACTCACAGAGGA</text:p>
          </table:table-cell>
        </table:table-row>
        <table:table-row table:style-name="ro1">
          <table:table-cell office:value-type="string" calcext:value-type="string">
            <text:p>SNP171</text:p>
          </table:table-cell>
          <table:table-cell table:style-name="ce4" office:value-type="float" office:value="6471" calcext:value-type="float">
            <text:p>6471</text:p>
          </table:table-cell>
          <table:table-cell office:value-type="float" office:value="236165" calcext:value-type="float">
            <text:p>236165</text:p>
          </table:table-cell>
          <table:table-cell table:style-name="Default" office:value-type="float" office:value="7236" calcext:value-type="float">
            <text:p>7236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TTCAGTGCGAGCACAGCTCAATCTGGGAGCAATAGGGTGGCTATCCCAGGGCCAAGGATCGCTCACCTCGTCTCTCGAGATCTGTCCTCCCTTCCTCGTG[T/C]AGCATGAGGATGTAGTTTGGGAAGGAGGAGGAGAAGACGTGCTCCAAAAACCCCGACACGGCCCGGAGGTCAGTGAGAGTGTTGCTCATCACCTTGGCCA</text:p>
          </table:table-cell>
        </table:table-row>
        <table:table-row table:style-name="ro1">
          <table:table-cell table:style-name="ce5" office:value-type="string" calcext:value-type="string">
            <text:p>SNP173</text:p>
          </table:table-cell>
          <table:table-cell table:style-name="ce14" office:value-type="float" office:value="11733" calcext:value-type="float">
            <text:p>11733</text:p>
          </table:table-cell>
          <table:table-cell office:value-type="float" office:value="238448" calcext:value-type="float">
            <text:p>238448</text:p>
          </table:table-cell>
          <table:table-cell office:value-type="float" office:value="4953" calcext:value-type="float">
            <text:p>4953</text:p>
          </table:table-cell>
          <table:table-cell/>
          <table:table-cell office:value-type="float" office:value="17220" calcext:value-type="float">
            <text:p>17220</text:p>
          </table:table-cell>
          <table:table-cell/>
          <table:table-cell table:style-name="ce24" office:value-type="string" calcext:value-type="string">
            <text:p>GGCTCAGACTGGGGTGCTGCCCCCTTCACCTGGGAGCACCTCACCCCACAGCACGGTTATGCTCACAGAGGAAGTACTCATAGGTTGGGATTTCTGCACA[C/T]GCTGTGAAACCTATGGGTCTAATTATCCATTTATTCCACGCTCCATTCACCTCAAACCTGCCCGGTCCCACCCAAACCCCACTCACTCCCACACCTCCGT</text:p>
          </table:table-cell>
        </table:table-row>
        <table:table-row table:style-name="ro1">
          <table:table-cell office:value-type="string" calcext:value-type="string">
            <text:p>SNP174</text:p>
          </table:table-cell>
          <table:table-cell table:style-name="ce4" office:value-type="float" office:value="3233" calcext:value-type="float">
            <text:p>3233</text:p>
          </table:table-cell>
          <table:table-cell office:value-type="float" office:value="239598" calcext:value-type="float">
            <text:p>239598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float" office:value="16070" calcext:value-type="float">
            <text:p>16070</text:p>
          </table:table-cell>
          <table:table-cell/>
          <table:table-cell office:value-type="string" calcext:value-type="string">
            <text:p>CATGGGTGGCACTGGGGGATGGAAACAAGGGGACTGCAGTGCAGCACTGCTCAGCCCCCACGTTGGGAGCTGATGTGGCAGTGTCAGAGTCAGCTCACCT[T/C]GTCTCTCCAGATCTGCTTTCCCAGCCTGGATGAAAAGTCTCAGAATGTCCACACAGGTGTCGTTGAGGAGCACTTGGATCACCTCATTGAGAGTGCTGGC</text:p>
          </table:table-cell>
        </table:table-row>
        <table:table-row table:style-name="ro3">
          <table:table-cell office:value-type="string" calcext:value-type="string">
            <text:p>SNP178</text:p>
          </table:table-cell>
          <table:table-cell table:style-name="ce4" office:value-type="float" office:value="1737" calcext:value-type="float">
            <text:p>1737</text:p>
          </table:table-cell>
          <table:table-cell office:value-type="float" office:value="240933" calcext:value-type="float">
            <text:p>240933</text:p>
          </table:table-cell>
          <table:table-cell office:value-type="float" office:value="2468" calcext:value-type="float">
            <text:p>2468</text:p>
          </table:table-cell>
          <table:table-cell/>
          <table:table-cell office:value-type="float" office:value="14734" calcext:value-type="float">
            <text:p>14734</text:p>
          </table:table-cell>
          <table:table-cell/>
          <table:table-cell office:value-type="string" calcext:value-type="string">
            <text:p>TCACCTTTTGGCAAGGATGGGCGCAGCCAGGGCCGGTAGTAGCGGATGTTCCCAGTGCGGCTGTCCAGAGATCCCATTTTCACGTCTCCCAAGAGTCCCA[G/C]TCCTCCCACAAGCACAGAGGTGCTGTTTTGGAAGGTGGCGAAATGGAGAAGCTTGAGCATGTGGGAGCCTGCAGGAGATGGGAAGAGAGCTGGGGGAAG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scientific-number number:decimal-places="1" number:min-integer-digits="3" number:min-exponent-digits="1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fr" number:country="FR">
      <number:number number:decimal-places="0" number:min-integer-digits="1" number:grouping="true"/>
      <number:text> €</number:text>
    </number:number-style>
    <number:number-style style:name="N10140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40P0"/>
    </number:number-style>
    <number:number-style style:name="N10141P0" style:volatile="true" number:language="fr" number:country="FR">
      <number:number number:decimal-places="0" number:min-integer-digits="1" number:grouping="true"/>
      <number:text> €</number:text>
    </number:number-style>
    <number:number-style style:name="N10141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41P0"/>
    </number:number-style>
    <number:number-style style:name="N10142P0" style:volatile="true" number:language="fr" number:country="FR">
      <number:number number:decimal-places="2" number:min-integer-digits="1" number:grouping="true"/>
      <number:text> €</number:text>
    </number:number-style>
    <number:number-style style:name="N1014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42P0"/>
    </number:number-style>
    <number:number-style style:name="N10143P0" style:volatile="true" number:language="fr" number:country="FR">
      <number:number number:decimal-places="2" number:min-integer-digits="1" number:grouping="true"/>
      <number:text> €</number:text>
    </number:number-style>
    <number:number-style style:name="N1014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43P0"/>
    </number:number-style>
    <number:number-style style:name="N10144P0" style:volatile="true" number:language="fr" number:country="FR">
      <number:number number:decimal-places="0" number:min-integer-digits="1" number:grouping="true"/>
      <number:text>   </number:text>
    </number:number-style>
    <number:number-style style:name="N1014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fr" number:country="FR">
      <number:number number:decimal-places="0" number:min-integer-digits="1" number:grouping="true"/>
      <number:text>   </number:text>
    </number:number-style>
    <number:number-style style:name="N1014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5P0"/>
    </number:number-style>
    <number:number-style style:name="N10146P0" style:volatile="true" number:language="fr" number:country="FR">
      <number:number number:decimal-places="2" number:min-integer-digits="1" number:grouping="true"/>
      <number:text>   </number:text>
    </number:number-style>
    <number:number-style style:name="N1014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46P0"/>
    </number:number-style>
    <number:number-style style:name="N10147P0" style:volatile="true" number:language="fr" number:country="FR">
      <number:number number:decimal-places="2" number:min-integer-digits="1" number:grouping="true"/>
      <number:text>   </number:text>
    </number:number-style>
    <number:number-style style:name="N1014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7P0"/>
    </number:number-style>
    <number:number-style style:name="N10148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48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48P2" style:volatile="true" number:language="fr" number:country="FR">
      <number:text> </number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49P2" style:volatile="true" number:language="fr" number:country="FR">
      <number:text> </number:text>
      <loext:fill-character> </loext:fill-character>
      <number:text>- € </number:text>
    </number:number-style>
    <number:text-style style:name="N10149" number:language="fr" number:country="F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50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50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50" number:language="fr" number:country="F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51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51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51" number:language="fr" number:country="F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09:34:14.339535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6:54:42.089661656</meta:creation-date>
    <dc:date>2016-01-18T10:59:31.924608771</dc:date>
    <meta:editing-duration>PT11M19S</meta:editing-duration>
    <meta:editing-cycles>4</meta:editing-cycles>
    <meta:generator>LibreOffice/4.2.8.2$Linux_x86 LibreOffice_project/420m0$Build-2</meta:generator>
    <meta:document-statistic meta:table-count="1" meta:cell-count="619" meta:object-count="0"/>
  </office:meta>
</office:document-meta>
</file>